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dc2300"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dc23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673">
            <text:p>673</text:p>
          </table:table-cell>
          <table:table-cell table:formula="of:=ABS([.I1]-[.H1])/[.H1]" office:value-type="float" office:value="0.212865497076023">
            <text:p>0.2128654971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391">
            <text:p>391</text:p>
          </table:table-cell>
          <table:table-cell table:formula="of:=ABS([.I2]-[.H2])/[.H2]" office:value-type="float" office:value="0.56985698569857">
            <text:p>0.5698569857</text:p>
          </table:table-cell>
          <table:table-cell/>
          <table:table-cell table:style-name="ce4" office:value-type="string">
            <text:p>sat</text:p>
          </table:table-cell>
          <table:table-cell table:style-name="ce4" office:value-type="string">
            <text:p>relerror</text:p>
          </table:table-cell>
          <table:table-cell table:style-name="ce4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397">
            <text:p>397</text:p>
          </table:table-cell>
          <table:table-cell table:formula="of:=ABS([.I3]-[.H3])/[.H3]" office:value-type="float" office:value="0.55592841163311">
            <text:p>0.5559284116</text:p>
          </table:table-cell>
          <table:table-cell/>
          <table:table-cell table:style-name="ce5" table:formula="of:=[.$F101]" office:value-type="float" office:value="0">
            <text:p>0</text:p>
          </table:table-cell>
          <table:table-cell table:style-name="ce5" table:formula="of:=[.J101]" office:value-type="float" office:value="0.318480916100498">
            <text:p>0.3184809161</text:p>
          </table:table-cell>
          <table:table-cell table:formula="of:=[.$F22]" office:value-type="float" office:value="0">
            <text:p>0</text:p>
          </table:table-cell>
          <table:table-cell table:formula="of:=[.$J22]" office:value-type="float" office:value="0.390552760280753">
            <text:p>0.3905527603</text:p>
          </table:table-cell>
          <table:table-cell table:formula="of:=[.$F44]" office:value-type="float" office:value="0">
            <text:p>0</text:p>
          </table:table-cell>
          <table:table-cell table:formula="of:=[.$J44]" office:value-type="float" office:value="0.321197036847201">
            <text:p>0.3211970368</text:p>
          </table:table-cell>
          <table:table-cell table:formula="of:=[.$F66]" office:value-type="float" office:value="0">
            <text:p>0</text:p>
          </table:table-cell>
          <table:table-cell table:formula="of:=[.$J66]" office:value-type="float" office:value="0.229905432937493">
            <text:p>0.2299054329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332268434336545">
            <text:p>0.3322684343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138094217402077">
            <text:p>0.1380942174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236979368867619">
            <text:p>0.2369793689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59">
            <text:p>659</text:p>
          </table:table-cell>
          <table:table-cell table:formula="of:=ABS([.I4]-[.H4])/[.H4]" office:value-type="float" office:value="0.239030023094688">
            <text:p>0.2390300231</text:p>
          </table:table-cell>
          <table:table-cell/>
          <table:table-cell table:style-name="ce5" table:formula="of:=[.$F202]" office:value-type="float" office:value="0.464285714285714">
            <text:p>0.4642857143</text:p>
          </table:table-cell>
          <table:table-cell table:style-name="ce5" table:formula="of:=[.J202]" office:value-type="float" office:value="0.354251841925285">
            <text:p>0.3542518419</text:p>
          </table:table-cell>
          <table:table-cell table:formula="of:=[.$F123]" office:value-type="float" office:value="1">
            <text:p>1</text:p>
          </table:table-cell>
          <table:table-cell table:formula="of:=[.$J123]" office:value-type="float" office:value="0.0131013931341299">
            <text:p>0.0131013931</text:p>
          </table:table-cell>
          <table:table-cell table:formula="of:=[.$F145]" office:value-type="float" office:value="0.714285714285714">
            <text:p>0.7142857143</text:p>
          </table:table-cell>
          <table:table-cell table:formula="of:=[.$J145]" office:value-type="float" office:value="0.100206189621295">
            <text:p>0.1002061896</text:p>
          </table:table-cell>
          <table:table-cell table:formula="of:=[.$F167]" office:value-type="float" office:value="0.142857142857143">
            <text:p>0.1428571429</text:p>
          </table:table-cell>
          <table:table-cell table:formula="of:=[.$J167]" office:value-type="float" office:value="0.279304504929302">
            <text:p>0.2793045049</text:p>
          </table:table-cell>
          <table:table-cell table:formula="of:=[.$F189]" office:value-type="float" office:value="0">
            <text:p>0</text:p>
          </table:table-cell>
          <table:table-cell table:formula="of:=[.$J189]" office:value-type="float" office:value="1.02439528001641">
            <text:p>1.02439528</text:p>
          </table:table-cell>
          <table:table-cell table:formula="of:=[.$F195]" office:value-type="float" office:value="0">
            <text:p>0</text:p>
          </table:table-cell>
          <table:table-cell table:formula="of:=[.$J195]" office:value-type="float" office:value="0.895905933799711">
            <text:p>0.8959059338</text:p>
          </table:table-cell>
          <table:table-cell table:formula="of:=[.$F201]" office:value-type="float" office:value="0">
            <text:p>0</text:p>
          </table:table-cell>
          <table:table-cell table:formula="of:=[.$J201]" office:value-type="float" office:value="0.677080290186136">
            <text:p>0.6770802902</text:p>
          </table:table-cell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884">
            <text:p>884</text:p>
          </table:table-cell>
          <table:table-cell table:formula="of:=ABS([.I5]-[.H5])/[.H5]" office:value-type="float" office:value="0.169953051643192">
            <text:p>0.1699530516</text:p>
          </table:table-cell>
          <table:table-cell/>
          <table:table-cell table:style-name="ce5" table:formula="of:=[.$F303]" office:value-type="float" office:value="0.369047619047619">
            <text:p>0.369047619</text:p>
          </table:table-cell>
          <table:table-cell table:style-name="ce5" table:formula="of:=[.J303]" office:value-type="float" office:value="0.342053130542894">
            <text:p>0.3420531305</text:p>
          </table:table-cell>
          <table:table-cell table:formula="of:=[.$F224]" office:value-type="float" office:value="0.952380952380952">
            <text:p>0.9523809524</text:p>
          </table:table-cell>
          <table:table-cell table:formula="of:=[.$J224]" office:value-type="float" office:value="0.253694528628995">
            <text:p>0.2536945286</text:p>
          </table:table-cell>
          <table:table-cell table:formula="of:=[.$F246]" office:value-type="float" office:value="0.428571428571429">
            <text:p>0.4285714286</text:p>
          </table:table-cell>
          <table:table-cell table:formula="of:=[.$J246]" office:value-type="float" office:value="0.247365102188239">
            <text:p>0.2473651022</text:p>
          </table:table-cell>
          <table:table-cell table:formula="of:=[.$F268]" office:value-type="float" office:value="0.0952380952380952">
            <text:p>0.0952380952</text:p>
          </table:table-cell>
          <table:table-cell table:formula="of:=[.$J268]" office:value-type="float" office:value="0.150864549588851">
            <text:p>0.1508645496</text:p>
          </table:table-cell>
          <table:table-cell table:formula="of:=[.$F290]" office:value-type="float" office:value="0">
            <text:p>0</text:p>
          </table:table-cell>
          <table:table-cell table:formula="of:=[.$J290]" office:value-type="float" office:value="0.71628834176549">
            <text:p>0.7162883418</text:p>
          </table:table-cell>
          <table:table-cell table:formula="of:=[.$F296]" office:value-type="float" office:value="0">
            <text:p>0</text:p>
          </table:table-cell>
          <table:table-cell table:formula="of:=[.$J296]" office:value-type="float" office:value="0.549377667074544">
            <text:p>0.5493776671</text:p>
          </table:table-cell>
          <table:table-cell table:formula="of:=[.$F302]" office:value-type="float" office:value="0">
            <text:p>0</text:p>
          </table:table-cell>
          <table:table-cell table:formula="of:=[.$J302]" office:value-type="float" office:value="0.455566005215161">
            <text:p>0.4555660052</text:p>
          </table:table-cell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478">
            <text:p>478</text:p>
          </table:table-cell>
          <table:table-cell table:formula="of:=ABS([.I6]-[.H6])/[.H6]" office:value-type="float" office:value="0.507723995880536">
            <text:p>0.5077239959</text:p>
          </table:table-cell>
          <table:table-cell/>
          <table:table-cell table:style-name="ce5" table:formula="of:=[.$F404]" office:value-type="float" office:value="0.357142857142857">
            <text:p>0.3571428571</text:p>
          </table:table-cell>
          <table:table-cell table:style-name="ce5" table:formula="of:=[.J404]" office:value-type="float" office:value="0.322968535238859">
            <text:p>0.3229685352</text:p>
          </table:table-cell>
          <table:table-cell table:formula="of:=[.$F325]" office:value-type="float" office:value="1">
            <text:p>1</text:p>
          </table:table-cell>
          <table:table-cell table:formula="of:=[.$J325]" office:value-type="float" office:value="0.284023284828141">
            <text:p>0.2840232848</text:p>
          </table:table-cell>
          <table:table-cell table:formula="of:=[.$F347]" office:value-type="float" office:value="0.333333333333333">
            <text:p>0.3333333333</text:p>
          </table:table-cell>
          <table:table-cell table:formula="of:=[.$J347]" office:value-type="float" office:value="0.193415950858851">
            <text:p>0.1934159509</text:p>
          </table:table-cell>
          <table:table-cell table:formula="of:=[.$F369]" office:value-type="float" office:value="0.0952380952380952">
            <text:p>0.0952380952</text:p>
          </table:table-cell>
          <table:table-cell table:formula="of:=[.$J369]" office:value-type="float" office:value="0.110952345591487">
            <text:p>0.1109523456</text:p>
          </table:table-cell>
          <table:table-cell table:formula="of:=[.$F391]" office:value-type="float" office:value="0">
            <text:p>0</text:p>
          </table:table-cell>
          <table:table-cell table:formula="of:=[.$J391]" office:value-type="float" office:value="0.703482559676956">
            <text:p>0.7034825597</text:p>
          </table:table-cell>
          <table:table-cell table:formula="of:=[.$F397]" office:value-type="float" office:value="0">
            <text:p>0</text:p>
          </table:table-cell>
          <table:table-cell table:formula="of:=[.$J397]" office:value-type="float" office:value="0.623675585343651">
            <text:p>0.6236755853</text:p>
          </table:table-cell>
          <table:table-cell table:formula="of:=[.$F403]" office:value-type="float" office:value="0">
            <text:p>0</text:p>
          </table:table-cell>
          <table:table-cell table:formula="of:=[.$J403]" office:value-type="float" office:value="0.434068439951732">
            <text:p>0.43406844</text:p>
          </table:table-cell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522">
            <text:p>522</text:p>
          </table:table-cell>
          <table:table-cell table:formula="of:=ABS([.I7]-[.H7])/[.H7]" office:value-type="float" office:value="0.413483146067416">
            <text:p>0.4134831461</text:p>
          </table:table-cell>
          <table:table-cell/>
          <table:table-cell table:style-name="ce5" table:formula="of:=[.$F505]" office:value-type="float" office:value="0.404761904761905">
            <text:p>0.4047619048</text:p>
          </table:table-cell>
          <table:table-cell table:style-name="ce5" table:formula="of:=[.J505]" office:value-type="float" office:value="0.3528390972601">
            <text:p>0.3528390973</text:p>
          </table:table-cell>
          <table:table-cell table:formula="of:=[.$F426]" office:value-type="float" office:value="1">
            <text:p>1</text:p>
          </table:table-cell>
          <table:table-cell table:formula="of:=[.$J426]" office:value-type="float" office:value="0.216308058398231">
            <text:p>0.2163080584</text:p>
          </table:table-cell>
          <table:table-cell table:formula="of:=[.$F448]" office:value-type="float" office:value="0.571428571428571">
            <text:p>0.5714285714</text:p>
          </table:table-cell>
          <table:table-cell table:formula="of:=[.$J448]" office:value-type="float" office:value="0.204951074404314">
            <text:p>0.2049510744</text:p>
          </table:table-cell>
          <table:table-cell table:formula="of:=[.$F470]" office:value-type="float" office:value="0.0476190476190476">
            <text:p>0.0476190476</text:p>
          </table:table-cell>
          <table:table-cell table:formula="of:=[.$J470]" office:value-type="float" office:value="0.196271735887642">
            <text:p>0.1962717359</text:p>
          </table:table-cell>
          <table:table-cell table:formula="of:=[.$F492]" office:value-type="float" office:value="0">
            <text:p>0</text:p>
          </table:table-cell>
          <table:table-cell table:formula="of:=[.$J492]" office:value-type="float" office:value="0.793825520350215">
            <text:p>0.7938255204</text:p>
          </table:table-cell>
          <table:table-cell table:formula="of:=[.$F498]" office:value-type="float" office:value="0">
            <text:p>0</text:p>
          </table:table-cell>
          <table:table-cell table:formula="of:=[.$J498]" office:value-type="float" office:value="0.63913713121614">
            <text:p>0.6391371312</text:p>
          </table:table-cell>
          <table:table-cell table:formula="of:=[.$F504]" office:value-type="float" office:value="0">
            <text:p>0</text:p>
          </table:table-cell>
          <table:table-cell table:formula="of:=[.$J504]" office:value-type="float" office:value="0.481784825722506">
            <text:p>0.4817848257</text:p>
          </table:table-cell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682">
            <text:p>682</text:p>
          </table:table-cell>
          <table:table-cell table:formula="of:=ABS([.I8]-[.H8])/[.H8]" office:value-type="float" office:value="0.332681017612524">
            <text:p>0.3326810176</text:p>
          </table:table-cell>
          <table:table-cell/>
          <table:table-cell table:style-name="ce5" table:formula="of:=[.$F606]" office:value-type="float" office:value="0.476190476190476">
            <text:p>0.4761904762</text:p>
          </table:table-cell>
          <table:table-cell table:style-name="ce5" table:formula="of:=[.J606]" office:value-type="float" office:value="0.364894611284026">
            <text:p>0.3648946113</text:p>
          </table:table-cell>
          <table:table-cell table:formula="of:=[.$F527]" office:value-type="float" office:value="1">
            <text:p>1</text:p>
          </table:table-cell>
          <table:table-cell table:formula="of:=[.$J527]" office:value-type="float" office:value="0.171923368252191">
            <text:p>0.1719233683</text:p>
          </table:table-cell>
          <table:table-cell table:formula="of:=[.$F549]" office:value-type="float" office:value="0.80952380952381">
            <text:p>0.8095238095</text:p>
          </table:table-cell>
          <table:table-cell table:formula="of:=[.$J549]" office:value-type="float" office:value="0.210110269453856">
            <text:p>0.2101102695</text:p>
          </table:table-cell>
          <table:table-cell table:formula="of:=[.$F571]" office:value-type="float" office:value="0.0952380952380952">
            <text:p>0.0952380952</text:p>
          </table:table-cell>
          <table:table-cell table:formula="of:=[.$J571]" office:value-type="float" office:value="0.223056096447915">
            <text:p>0.2230560964</text:p>
          </table:table-cell>
          <table:table-cell table:formula="of:=[.$F593]" office:value-type="float" office:value="0">
            <text:p>0</text:p>
          </table:table-cell>
          <table:table-cell table:formula="of:=[.$J593]" office:value-type="float" office:value="0.85448871098214">
            <text:p>0.854488711</text:p>
          </table:table-cell>
          <table:table-cell table:formula="of:=[.$F599]" office:value-type="float" office:value="0">
            <text:p>0</text:p>
          </table:table-cell>
          <table:table-cell table:formula="of:=[.$J599]" office:value-type="float" office:value="0.777466259483345">
            <text:p>0.7774662595</text:p>
          </table:table-cell>
          <table:table-cell table:formula="of:=[.$F605]" office:value-type="float" office:value="0">
            <text:p>0</text:p>
          </table:table-cell>
          <table:table-cell table:formula="of:=[.$J605]" office:value-type="float" office:value="0.589172466778217">
            <text:p>0.5891724668</text:p>
          </table:table-cell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486">
            <text:p>486</text:p>
          </table:table-cell>
          <table:table-cell table:formula="of:=ABS([.I9]-[.H9])/[.H9]" office:value-type="float" office:value="0.435540069686411">
            <text:p>0.4355400697</text:p>
          </table:table-cell>
          <table:table-cell/>
          <table:table-cell table:style-name="ce5" table:formula="of:=[.$F707]" office:value-type="float" office:value="0.511904761904762">
            <text:p>0.5119047619</text:p>
          </table:table-cell>
          <table:table-cell table:style-name="ce5" table:formula="of:=[.J707]" office:value-type="float" office:value="0.365610060389368">
            <text:p>0.3656100604</text:p>
          </table:table-cell>
          <table:table-cell table:formula="of:=[.$F628]" office:value-type="float" office:value="1">
            <text:p>1</text:p>
          </table:table-cell>
          <table:table-cell table:formula="of:=[.$J628]" office:value-type="float" office:value="0.102567953865885">
            <text:p>0.1025679539</text:p>
          </table:table-cell>
          <table:table-cell table:formula="of:=[.$F650]" office:value-type="float" office:value="0.857142857142857">
            <text:p>0.8571428571</text:p>
          </table:table-cell>
          <table:table-cell table:formula="of:=[.$J650]" office:value-type="float" office:value="0.170260334588905">
            <text:p>0.1702603346</text:p>
          </table:table-cell>
          <table:table-cell table:formula="of:=[.$F672]" office:value-type="float" office:value="0.19047619047619">
            <text:p>0.1904761905</text:p>
          </table:table-cell>
          <table:table-cell table:formula="of:=[.$J672]" office:value-type="float" office:value="0.235895963982751">
            <text:p>0.235895964</text:p>
          </table:table-cell>
          <table:table-cell table:formula="of:=[.$F694]" office:value-type="float" office:value="0">
            <text:p>0</text:p>
          </table:table-cell>
          <table:table-cell table:formula="of:=[.$J694]" office:value-type="float" office:value="0.95371598911993">
            <text:p>0.9537159891</text:p>
          </table:table-cell>
          <table:table-cell table:formula="of:=[.$F700]" office:value-type="float" office:value="0">
            <text:p>0</text:p>
          </table:table-cell>
          <table:table-cell table:formula="of:=[.$J700]" office:value-type="float" office:value="0.804124074576403">
            <text:p>0.8041240746</text:p>
          </table:table-cell>
          <table:table-cell table:formula="of:=[.$F706]" office:value-type="float" office:value="0">
            <text:p>0</text:p>
          </table:table-cell>
          <table:table-cell table:formula="of:=[.$J706]" office:value-type="float" office:value="0.602987528520924">
            <text:p>0.6029875285</text:p>
          </table:table-cell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648">
            <text:p>648</text:p>
          </table:table-cell>
          <table:table-cell table:formula="of:=ABS([.I10]-[.H10])/[.H10]" office:value-type="float" office:value="0.300970873786408">
            <text:p>0.3009708738</text:p>
          </table:table-cell>
          <table:table-cell/>
          <table:table-cell table:style-name="ce5" table:formula="of:=[.$F808]" office:value-type="float" office:value="0.714285714285714">
            <text:p>0.7142857143</text:p>
          </table:table-cell>
          <table:table-cell table:style-name="ce5" table:formula="of:=[.J808]" office:value-type="float" office:value="0.318421003080168">
            <text:p>0.3184210031</text:p>
          </table:table-cell>
          <table:table-cell table:formula="of:=[.$F729]" office:value-type="float" office:value="1">
            <text:p>1</text:p>
          </table:table-cell>
          <table:table-cell table:formula="of:=[.$J729]" office:value-type="float" office:value="0.0111817408903576">
            <text:p>0.0111817409</text:p>
          </table:table-cell>
          <table:table-cell table:formula="of:=[.$F751]" office:value-type="float" office:value="1">
            <text:p>1</text:p>
          </table:table-cell>
          <table:table-cell table:formula="of:=[.$J751]" office:value-type="float" office:value="0.0493356795178593">
            <text:p>0.0493356795</text:p>
          </table:table-cell>
          <table:table-cell table:formula="of:=[.$F773]" office:value-type="float" office:value="0.80952380952381">
            <text:p>0.8095238095</text:p>
          </table:table-cell>
          <table:table-cell table:formula="of:=[.$J773]" office:value-type="float" office:value="0.185161186310594">
            <text:p>0.1851611863</text:p>
          </table:table-cell>
          <table:table-cell table:formula="of:=[.$F795]" office:value-type="float" office:value="0.0476190476190476">
            <text:p>0.0476190476</text:p>
          </table:table-cell>
          <table:table-cell table:formula="of:=[.$J795]" office:value-type="float" office:value="1.02800540560186">
            <text:p>1.0280054056</text:p>
          </table:table-cell>
          <table:table-cell table:formula="of:=[.$F801]" office:value-type="float" office:value="0">
            <text:p>0</text:p>
          </table:table-cell>
          <table:table-cell table:formula="of:=[.$J801]" office:value-type="float" office:value="0.916708853507741">
            <text:p>0.9167088535</text:p>
          </table:table-cell>
          <table:table-cell table:formula="of:=[.$F807]" office:value-type="float" office:value="0">
            <text:p>0</text:p>
          </table:table-cell>
          <table:table-cell table:formula="of:=[.$J807]" office:value-type="float" office:value="0.671070795436945">
            <text:p>0.6710707954</text:p>
          </table:table-cell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676">
            <text:p>676</text:p>
          </table:table-cell>
          <table:table-cell table:formula="of:=ABS([.I11]-[.H11])/[.H11]" office:value-type="float" office:value="0.265217391304348">
            <text:p>0.26521739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433">
            <text:p>433</text:p>
          </table:table-cell>
          <table:table-cell table:formula="of:=ABS([.I12]-[.H12])/[.H12]" office:value-type="float" office:value="0.596082089552239">
            <text:p>0.59608208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695">
            <text:p>695</text:p>
          </table:table-cell>
          <table:table-cell table:formula="of:=ABS([.I13]-[.H13])/[.H13]" office:value-type="float" office:value="0.267650158061117">
            <text:p>0.26765015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668">
            <text:p>668</text:p>
          </table:table-cell>
          <table:table-cell table:formula="of:=ABS([.I14]-[.H14])/[.H14]" office:value-type="float" office:value="0.275488069414317">
            <text:p>0.27548806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379">
            <text:p>379</text:p>
          </table:table-cell>
          <table:table-cell table:formula="of:=ABS([.I15]-[.H15])/[.H15]" office:value-type="float" office:value="0.53836784409257">
            <text:p>0.53836784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650">
            <text:p>650</text:p>
          </table:table-cell>
          <table:table-cell table:formula="of:=ABS([.I16]-[.H16])/[.H16]" office:value-type="float" office:value="0.336734693877551">
            <text:p>0.33673469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260">
            <text:p>260</text:p>
          </table:table-cell>
          <table:table-cell table:formula="of:=ABS([.I17]-[.H17])/[.H17]" office:value-type="float" office:value="0.744597249508841">
            <text:p>0.74459724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611">
            <text:p>611</text:p>
          </table:table-cell>
          <table:table-cell table:formula="of:=ABS([.I18]-[.H18])/[.H18]" office:value-type="float" office:value="0.478223740392827">
            <text:p>0.47822374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630">
            <text:p>630</text:p>
          </table:table-cell>
          <table:table-cell table:formula="of:=ABS([.I19]-[.H19])/[.H19]" office:value-type="float" office:value="0.395973154362416">
            <text:p>0.3959731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883">
            <text:p>883</text:p>
          </table:table-cell>
          <table:table-cell table:formula="of:=ABS([.I20]-[.H20])/[.H20]" office:value-type="float" office:value="0.110775427995972">
            <text:p>0.1107754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617">
            <text:p>617</text:p>
          </table:table-cell>
          <table:table-cell table:formula="of:=ABS([.I21]-[.H21])/[.H21]" office:value-type="float" office:value="0.45446507515473">
            <text:p>0.454465075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0">
            <text:p>0</text:p>
          </table:table-cell>
          <table:table-cell table:style-name="ce1" table:formula="of:=[.E22]/21" office:value-type="float" office:value="0">
            <text:p>0</text:p>
          </table:table-cell>
          <table:table-cell table:number-columns-repeated="3"/>
          <table:table-cell table:style-name="ce1" table:formula="of:=AVERAGE([.J1:.J21])" office:value-type="float" office:value="0.390552760280753">
            <text:p>0.3905527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458">
            <text:p>458</text:p>
          </table:table-cell>
          <table:table-cell table:formula="of:=ABS([.I23]-[.H23])/[.H23]" office:value-type="float" office:value="0.42534504391468">
            <text:p>0.4253450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68">
            <text:p>768</text:p>
          </table:table-cell>
          <table:table-cell table:formula="of:=ABS([.I24]-[.H24])/[.H24]" office:value-type="float" office:value="0.127272727272727">
            <text:p>0.1272727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54">
            <text:p>754</text:p>
          </table:table-cell>
          <table:table-cell table:formula="of:=ABS([.I25]-[.H25])/[.H25]" office:value-type="float" office:value="0.156599552572707">
            <text:p>0.15659955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565">
            <text:p>565</text:p>
          </table:table-cell>
          <table:table-cell table:formula="of:=ABS([.I26]-[.H26])/[.H26]" office:value-type="float" office:value="0.288413098236776">
            <text:p>0.28841309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777">
            <text:p>777</text:p>
          </table:table-cell>
          <table:table-cell table:formula="of:=ABS([.I27]-[.H27])/[.H27]" office:value-type="float" office:value="0.270422535211268">
            <text:p>0.27042253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517">
            <text:p>517</text:p>
          </table:table-cell>
          <table:table-cell table:formula="of:=ABS([.I28]-[.H28])/[.H28]" office:value-type="float" office:value="0.411831626848692">
            <text:p>0.41183162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486">
            <text:p>486</text:p>
          </table:table-cell>
          <table:table-cell table:formula="of:=ABS([.I29]-[.H29])/[.H29]" office:value-type="float" office:value="0.402214022140221">
            <text:p>0.40221402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521">
            <text:p>521</text:p>
          </table:table-cell>
          <table:table-cell table:formula="of:=ABS([.I30]-[.H30])/[.H30]" office:value-type="float" office:value="0.481592039800995">
            <text:p>0.48159203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455">
            <text:p>455</text:p>
          </table:table-cell>
          <table:table-cell table:formula="of:=ABS([.I31]-[.H31])/[.H31]" office:value-type="float" office:value="0.402102496714849">
            <text:p>0.40210249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19">
            <text:p>619</text:p>
          </table:table-cell>
          <table:table-cell table:formula="of:=ABS([.I32]-[.H32])/[.H32]" office:value-type="float" office:value="0.213468869123253">
            <text:p>0.21346886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580">
            <text:p>580</text:p>
          </table:table-cell>
          <table:table-cell table:formula="of:=ABS([.I33]-[.H33])/[.H33]" office:value-type="float" office:value="0.26860025220681">
            <text:p>0.26860025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531">
            <text:p>531</text:p>
          </table:table-cell>
          <table:table-cell table:formula="of:=ABS([.I34]-[.H34])/[.H34]" office:value-type="float" office:value="0.474777448071217">
            <text:p>0.47477744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637">
            <text:p>637</text:p>
          </table:table-cell>
          <table:table-cell table:formula="of:=ABS([.I35]-[.H35])/[.H35]" office:value-type="float" office:value="0.316523605150215">
            <text:p>0.31652360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06">
            <text:p>706</text:p>
          </table:table-cell>
          <table:table-cell table:formula="of:=ABS([.I36]-[.H36])/[.H36]" office:value-type="float" office:value="0.212931995540691">
            <text:p>0.21293199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583">
            <text:p>583</text:p>
          </table:table-cell>
          <table:table-cell table:formula="of:=ABS([.I37]-[.H37])/[.H37]" office:value-type="float" office:value="0.183473389355742">
            <text:p>0.18347338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642">
            <text:p>642</text:p>
          </table:table-cell>
          <table:table-cell table:formula="of:=ABS([.I38]-[.H38])/[.H38]" office:value-type="float" office:value="0.338825952626159">
            <text:p>0.33882595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627">
            <text:p>627</text:p>
          </table:table-cell>
          <table:table-cell table:formula="of:=ABS([.I39]-[.H39])/[.H39]" office:value-type="float" office:value="0.314004376367615">
            <text:p>0.31400437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681">
            <text:p>681</text:p>
          </table:table-cell>
          <table:table-cell table:formula="of:=ABS([.I40]-[.H40])/[.H40]" office:value-type="float" office:value="0.401055408970976">
            <text:p>0.4010554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94">
            <text:p>894</text:p>
          </table:table-cell>
          <table:table-cell table:formula="of:=ABS([.I41]-[.H41])/[.H41]" office:value-type="float" office:value="0.101507537688442">
            <text:p>0.10150753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543">
            <text:p>543</text:p>
          </table:table-cell>
          <table:table-cell table:formula="of:=ABS([.I42]-[.H42])/[.H42]" office:value-type="float" office:value="0.3729792147806">
            <text:p>0.37297921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392">
            <text:p>392</text:p>
          </table:table-cell>
          <table:table-cell table:formula="of:=ABS([.I43]-[.H43])/[.H43]" office:value-type="float" office:value="0.581196581196581">
            <text:p>0.581196581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0">
            <text:p>0</text:p>
          </table:table-cell>
          <table:table-cell table:style-name="ce1" table:formula="of:=[.E44]/21" office:value-type="float" office:value="0">
            <text:p>0</text:p>
          </table:table-cell>
          <table:table-cell table:number-columns-repeated="3"/>
          <table:table-cell table:style-name="ce1" table:formula="of:=AVERAGE([.J23:.J43])" office:value-type="float" office:value="0.321197036847201">
            <text:p>0.32119703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69">
            <text:p>569</text:p>
          </table:table-cell>
          <table:table-cell table:formula="of:=ABS([.I45]-[.H45])/[.H45]" office:value-type="float" office:value="0.232118758434548">
            <text:p>0.23211875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647">
            <text:p>647</text:p>
          </table:table-cell>
          <table:table-cell table:formula="of:=ABS([.I46]-[.H46])/[.H46]" office:value-type="float" office:value="0.21001221001221">
            <text:p>0.210012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521">
            <text:p>521</text:p>
          </table:table-cell>
          <table:table-cell table:formula="of:=ABS([.I47]-[.H47])/[.H47]" office:value-type="float" office:value="0.347117794486216">
            <text:p>0.34711779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89">
            <text:p>589</text:p>
          </table:table-cell>
          <table:table-cell table:formula="of:=ABS([.I48]-[.H48])/[.H48]" office:value-type="float" office:value="0.142649199417758">
            <text:p>0.14264919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658">
            <text:p>658</text:p>
          </table:table-cell>
          <table:table-cell table:formula="of:=ABS([.I49]-[.H49])/[.H49]" office:value-type="float" office:value="0.352362204724409">
            <text:p>0.35236220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493">
            <text:p>493</text:p>
          </table:table-cell>
          <table:table-cell table:formula="of:=ABS([.I50]-[.H50])/[.H50]" office:value-type="float" office:value="0.333783783783784">
            <text:p>0.33378378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750">
            <text:p>750</text:p>
          </table:table-cell>
          <table:table-cell table:formula="of:=ABS([.I51]-[.H51])/[.H51]" office:value-type="float" office:value="0.0518934081346424">
            <text:p>0.05189340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537">
            <text:p>537</text:p>
          </table:table-cell>
          <table:table-cell table:formula="of:=ABS([.I52]-[.H52])/[.H52]" office:value-type="float" office:value="0.402004454342984">
            <text:p>0.4020044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75">
            <text:p>575</text:p>
          </table:table-cell>
          <table:table-cell table:formula="of:=ABS([.I53]-[.H53])/[.H53]" office:value-type="float" office:value="0.0787992495309569">
            <text:p>0.07879924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25">
            <text:p>625</text:p>
          </table:table-cell>
          <table:table-cell table:formula="of:=ABS([.I54]-[.H54])/[.H54]" office:value-type="float" office:value="0.137931034482759">
            <text:p>0.13793103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30">
            <text:p>630</text:p>
          </table:table-cell>
          <table:table-cell table:formula="of:=ABS([.I55]-[.H55])/[.H55]" office:value-type="float" office:value="0.147496617050068">
            <text:p>0.14749661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596">
            <text:p>596</text:p>
          </table:table-cell>
          <table:table-cell table:formula="of:=ABS([.I56]-[.H56])/[.H56]" office:value-type="float" office:value="0.294674556213018">
            <text:p>0.29467455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603">
            <text:p>603</text:p>
          </table:table-cell>
          <table:table-cell table:formula="of:=ABS([.I57]-[.H57])/[.H57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97">
            <text:p>697</text:p>
          </table:table-cell>
          <table:table-cell table:formula="of:=ABS([.I58]-[.H58])/[.H58]" office:value-type="float" office:value="0.00868306801736614">
            <text:p>0.0086830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250">
            <text:p>250</text:p>
          </table:table-cell>
          <table:table-cell table:formula="of:=ABS([.I59]-[.H59])/[.H59]" office:value-type="float" office:value="0.598715890850722">
            <text:p>0.59871589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824">
            <text:p>824</text:p>
          </table:table-cell>
          <table:table-cell table:formula="of:=ABS([.I60]-[.H60])/[.H60]" office:value-type="float" office:value="0.0260047281323877">
            <text:p>0.02600472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489">
            <text:p>489</text:p>
          </table:table-cell>
          <table:table-cell table:formula="of:=ABS([.I61]-[.H61])/[.H61]" office:value-type="float" office:value="0.464989059080963">
            <text:p>0.46498905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855">
            <text:p>855</text:p>
          </table:table-cell>
          <table:table-cell table:formula="of:=ABS([.I62]-[.H62])/[.H62]" office:value-type="float" office:value="0.139839034205231">
            <text:p>0.1398390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670">
            <text:p>670</text:p>
          </table:table-cell>
          <table:table-cell table:formula="of:=ABS([.I63]-[.H63])/[.H63]" office:value-type="float" office:value="0.293993677555321">
            <text:p>0.29399367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532">
            <text:p>532</text:p>
          </table:table-cell>
          <table:table-cell table:formula="of:=ABS([.I64]-[.H64])/[.H64]" office:value-type="float" office:value="0.28686327077748">
            <text:p>0.28686327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920">
            <text:p>920</text:p>
          </table:table-cell>
          <table:table-cell table:formula="of:=ABS([.I65]-[.H65])/[.H65]" office:value-type="float" office:value="0.00546448087431694">
            <text:p>0.005464480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0">
            <text:p>0</text:p>
          </table:table-cell>
          <table:table-cell table:style-name="ce1" table:formula="of:=[.E66]/21" office:value-type="float" office:value="0">
            <text:p>0</text:p>
          </table:table-cell>
          <table:table-cell table:number-columns-repeated="3"/>
          <table:table-cell table:style-name="ce1" table:formula="of:=AVERAGE([.J45:.J65])" office:value-type="float" office:value="0.229905432937493">
            <text:p>0.2299054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649">
            <text:p>649</text:p>
          </table:table-cell>
          <table:table-cell table:formula="of:=ABS([.I67]-[.H67])/[.H67]" office:value-type="float" office:value="0.292828685258964">
            <text:p>0.29282868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383">
            <text:p>383</text:p>
          </table:table-cell>
          <table:table-cell table:formula="of:=ABS([.I68]-[.H68])/[.H68]" office:value-type="float" office:value="0.485906040268456">
            <text:p>0.48590604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765">
            <text:p>765</text:p>
          </table:table-cell>
          <table:table-cell table:formula="of:=ABS([.I69]-[.H69])/[.H69]" office:value-type="float" office:value="0.416666666666667">
            <text:p>0.4166666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590">
            <text:p>590</text:p>
          </table:table-cell>
          <table:table-cell table:formula="of:=ABS([.I70]-[.H70])/[.H70]" office:value-type="float" office:value="0.408114558472554">
            <text:p>0.40811455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556">
            <text:p>556</text:p>
          </table:table-cell>
          <table:table-cell table:formula="of:=ABS([.I71]-[.H71])/[.H71]" office:value-type="float" office:value="0.178729689807976">
            <text:p>0.17872968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28">
            <text:p>928</text:p>
          </table:table-cell>
          <table:table-cell table:formula="of:=ABS([.I72]-[.H72])/[.H72]" office:value-type="float" office:value="0.131707317073171">
            <text:p>0.13170731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261">
            <text:p>261</text:p>
          </table:table-cell>
          <table:table-cell table:formula="of:=ABS([.I73]-[.H73])/[.H73]" office:value-type="float" office:value="0.168789808917197">
            <text:p>0.16878980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785">
            <text:p>785</text:p>
          </table:table-cell>
          <table:table-cell table:formula="of:=ABS([.I74]-[.H74])/[.H74]" office:value-type="float" office:value="0.0643623361144219">
            <text:p>0.06436233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563">
            <text:p>563</text:p>
          </table:table-cell>
          <table:table-cell table:formula="of:=ABS([.I75]-[.H75])/[.H75]" office:value-type="float" office:value="0.035958904109589">
            <text:p>0.03595890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305">
            <text:p>305</text:p>
          </table:table-cell>
          <table:table-cell table:formula="of:=ABS([.I76]-[.H76])/[.H76]" office:value-type="float" office:value="0.81547619047619">
            <text:p>0.8154761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473">
            <text:p>473</text:p>
          </table:table-cell>
          <table:table-cell table:formula="of:=ABS([.I77]-[.H77])/[.H77]" office:value-type="float" office:value="0.167253521126761">
            <text:p>0.16725352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566">
            <text:p>566</text:p>
          </table:table-cell>
          <table:table-cell table:formula="of:=ABS([.I78]-[.H78])/[.H78]" office:value-type="float" office:value="0.012216404886562">
            <text:p>0.01221640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550">
            <text:p>550</text:p>
          </table:table-cell>
          <table:table-cell table:formula="of:=ABS([.I79]-[.H79])/[.H79]" office:value-type="float" office:value="0.791530944625407">
            <text:p>0.7915309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688">
            <text:p>688</text:p>
          </table:table-cell>
          <table:table-cell table:formula="of:=ABS([.I80]-[.H80])/[.H80]" office:value-type="float" office:value="0.661835748792271">
            <text:p>0.66183574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810">
            <text:p>810</text:p>
          </table:table-cell>
          <table:table-cell table:formula="of:=ABS([.I81]-[.H81])/[.H81]" office:value-type="float" office:value="0.0087173100871731">
            <text:p>0.0087173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606">
            <text:p>606</text:p>
          </table:table-cell>
          <table:table-cell table:formula="of:=ABS([.I82]-[.H82])/[.H82]" office:value-type="float" office:value="0.399538106235566">
            <text:p>0.39953810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586">
            <text:p>586</text:p>
          </table:table-cell>
          <table:table-cell table:formula="of:=ABS([.I83]-[.H83])/[.H83]" office:value-type="float" office:value="0.178120617110799">
            <text:p>0.17812061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567">
            <text:p>567</text:p>
          </table:table-cell>
          <table:table-cell table:formula="of:=ABS([.I84]-[.H84])/[.H84]" office:value-type="float" office:value="0.0985691573926868">
            <text:p>0.09856915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741">
            <text:p>741</text:p>
          </table:table-cell>
          <table:table-cell table:formula="of:=ABS([.I85]-[.H85])/[.H85]" office:value-type="float" office:value="0.600431965442765">
            <text:p>0.6004319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441">
            <text:p>441</text:p>
          </table:table-cell>
          <table:table-cell table:formula="of:=ABS([.I86]-[.H86])/[.H86]" office:value-type="float" office:value="0.290996784565916">
            <text:p>0.29099678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623">
            <text:p>623</text:p>
          </table:table-cell>
          <table:table-cell table:formula="of:=ABS([.I87]-[.H87])/[.H87]" office:value-type="float" office:value="0.769886363636364">
            <text:p>0.76988636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332268434336545">
            <text:p>0.33226843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672">
            <text:p>672</text:p>
          </table:table-cell>
          <table:table-cell table:formula="of:=ABS([.I89]-[.H89])/[.H89]" office:value-type="float" office:value="0.185185185185185">
            <text:p>0.1851851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651">
            <text:p>651</text:p>
          </table:table-cell>
          <table:table-cell table:formula="of:=ABS([.I90]-[.H90])/[.H90]" office:value-type="float" office:value="0.0831946755407654">
            <text:p>0.08319467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725">
            <text:p>725</text:p>
          </table:table-cell>
          <table:table-cell table:formula="of:=ABS([.I91]-[.H91])/[.H91]" office:value-type="float" office:value="0.322992700729927">
            <text:p>0.32299270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464">
            <text:p>464</text:p>
          </table:table-cell>
          <table:table-cell table:formula="of:=ABS([.I92]-[.H92])/[.H92]" office:value-type="float" office:value="0.0841121495327103">
            <text:p>0.08411214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23">
            <text:p>723</text:p>
          </table:table-cell>
          <table:table-cell table:formula="of:=ABS([.I93]-[.H93])/[.H93]" office:value-type="float" office:value="0.0149863760217984">
            <text:p>0.01498637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138094217402077">
            <text:p>0.13809421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527">
            <text:p>527</text:p>
          </table:table-cell>
          <table:table-cell table:formula="of:=ABS([.I95]-[.H95])/[.H95]" office:value-type="float" office:value="0.0850694444444444">
            <text:p>0.08506944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633">
            <text:p>633</text:p>
          </table:table-cell>
          <table:table-cell table:formula="of:=ABS([.I96]-[.H96])/[.H96]" office:value-type="float" office:value="0.0514950166112957">
            <text:p>0.05149501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511">
            <text:p>511</text:p>
          </table:table-cell>
          <table:table-cell table:formula="of:=ABS([.I97]-[.H97])/[.H97]" office:value-type="float" office:value="0.164009111617312">
            <text:p>0.1640091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377">
            <text:p>377</text:p>
          </table:table-cell>
          <table:table-cell table:formula="of:=ABS([.I98]-[.H98])/[.H98]" office:value-type="float" office:value="0.522784810126582">
            <text:p>0.5227848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531">
            <text:p>531</text:p>
          </table:table-cell>
          <table:table-cell table:formula="of:=ABS([.I99]-[.H99])/[.H99]" office:value-type="float" office:value="0.361538461538461">
            <text:p>0.361538461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2" table:formula="of:=AVERAGE([.J95:.J99])" office:value-type="float" office:value="0.236979368867619">
            <text:p>0.236979368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0">
            <text:p>0</text:p>
          </table:table-cell>
          <table:table-cell table:style-name="ce1" table:formula="of:=[.E101]/(4*21)" office:value-type="float" office:value="0">
            <text:p>0</text:p>
          </table:table-cell>
          <table:table-cell table:number-columns-repeated="3"/>
          <table:table-cell table:style-name="ce3" table:formula="of:=AVERAGE([.J67:.J87];[.J45:.J65];[.J23:.J43];[.J1:.J21])" office:value-type="float" office:value="0.318480916100498">
            <text:p>0.31848091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02]-[.H102])/[.H102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99">
            <text:p>899</text:p>
          </table:table-cell>
          <table:table-cell table:formula="of:=ABS([.I103]-[.H103])/[.H103]" office:value-type="float" office:value="0.011001100110011">
            <text:p>0.0110011001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104]-[.H104])/[.H10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75">
            <text:p>775</text:p>
          </table:table-cell>
          <table:table-cell table:formula="of:=ABS([.I105]-[.H105])/[.H105]" office:value-type="float" office:value="0.105080831408776">
            <text:p>0.10508083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106]-[.H106])/[.H1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107]-[.H107])/[.H1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87">
            <text:p>887</text:p>
          </table:table-cell>
          <table:table-cell table:formula="of:=ABS([.I108]-[.H108])/[.H108]" office:value-type="float" office:value="0.00337078651685393">
            <text:p>0.0033707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109]-[.H109])/[.H109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52">
            <text:p>852</text:p>
          </table:table-cell>
          <table:table-cell table:formula="of:=ABS([.I110]-[.H110])/[.H110]" office:value-type="float" office:value="0.0104529616724739">
            <text:p>0.01045296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111]-[.H111])/[.H111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28">
            <text:p>828</text:p>
          </table:table-cell>
          <table:table-cell table:formula="of:=ABS([.I112]-[.H112])/[.H112]" office:value-type="float" office:value="0.1">
            <text:p>0.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61">
            <text:p>1061</text:p>
          </table:table-cell>
          <table:table-cell table:formula="of:=ABS([.I113]-[.H113])/[.H113]" office:value-type="float" office:value="0.0102611940298507">
            <text:p>0.0102611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14]-[.H114])/[.H1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115]-[.H115])/[.H115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116]-[.H116])/[.H1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117]-[.H117])/[.H117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118]-[.H118])/[.H1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119]-[.H119])/[.H1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121]-[.H121])/[.H1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122]-[.H122])/[.H122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02:.D122]; &quot;T&quot;)" office:value-type="float" office:value="21">
            <text:p>21</text:p>
          </table:table-cell>
          <table:table-cell table:style-name="ce1" table:formula="of:=[.E123]/21" office:value-type="float" office:value="1">
            <text:p>1</text:p>
          </table:table-cell>
          <table:table-cell table:number-columns-repeated="3"/>
          <table:table-cell table:style-name="ce1" table:formula="of:=AVERAGE([.J102:.J122])" office:value-type="float" office:value="0.0131013931341299">
            <text:p>0.0131013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87">
            <text:p>687</text:p>
          </table:table-cell>
          <table:table-cell table:formula="of:=ABS([.I124]-[.H124])/[.H124]" office:value-type="float" office:value="0.13801756587202">
            <text:p>0.13801756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54">
            <text:p>754</text:p>
          </table:table-cell>
          <table:table-cell table:formula="of:=ABS([.I125]-[.H125])/[.H125]" office:value-type="float" office:value="0.143181818181818">
            <text:p>0.14318181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126]-[.H126])/[.H1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1027">
            <text:p>1027</text:p>
          </table:table-cell>
          <table:table-cell table:formula="of:=ABS([.I127]-[.H127])/[.H127]" office:value-type="float" office:value="0.293450881612091">
            <text:p>0.2934508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1015">
            <text:p>1015</text:p>
          </table:table-cell>
          <table:table-cell table:formula="of:=ABS([.I128]-[.H128])/[.H128]" office:value-type="float" office:value="0.0469483568075117">
            <text:p>0.04694835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971">
            <text:p>971</text:p>
          </table:table-cell>
          <table:table-cell table:formula="of:=ABS([.I129]-[.H129])/[.H129]" office:value-type="float" office:value="0.104664391353811">
            <text:p>0.10466439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26">
            <text:p>726</text:p>
          </table:table-cell>
          <table:table-cell table:formula="of:=ABS([.I130]-[.H130])/[.H130]" office:value-type="float" office:value="0.107011070110701">
            <text:p>0.10701107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77">
            <text:p>977</text:p>
          </table:table-cell>
          <table:table-cell table:formula="of:=ABS([.I131]-[.H131])/[.H131]" office:value-type="float" office:value="0.0278606965174129">
            <text:p>0.02786069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914">
            <text:p>914</text:p>
          </table:table-cell>
          <table:table-cell table:formula="of:=ABS([.I132]-[.H132])/[.H132]" office:value-type="float" office:value="0.201051248357424">
            <text:p>0.20105124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999">
            <text:p>999</text:p>
          </table:table-cell>
          <table:table-cell table:formula="of:=ABS([.I133]-[.H133])/[.H133]" office:value-type="float" office:value="0.269377382465057">
            <text:p>0.26937738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971">
            <text:p>971</text:p>
          </table:table-cell>
          <table:table-cell table:formula="of:=ABS([.I134]-[.H134])/[.H134]" office:value-type="float" office:value="0.224464060529634">
            <text:p>0.22446406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135]-[.H135])/[.H135]" office:value-type="float" office:value="0.0267062314540059">
            <text:p>0.026706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24">
            <text:p>924</text:p>
          </table:table-cell>
          <table:table-cell table:formula="of:=ABS([.I136]-[.H136])/[.H136]" office:value-type="float" office:value="0.00858369098712446">
            <text:p>0.0085836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137]-[.H137])/[.H1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835">
            <text:p>835</text:p>
          </table:table-cell>
          <table:table-cell table:formula="of:=ABS([.I138]-[.H138])/[.H138]" office:value-type="float" office:value="0.169467787114846">
            <text:p>0.16946778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92">
            <text:p>792</text:p>
          </table:table-cell>
          <table:table-cell table:formula="of:=ABS([.I139]-[.H139])/[.H139]" office:value-type="float" office:value="0.184346035015448">
            <text:p>0.1843460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1">
            <text:p>881</text:p>
          </table:table-cell>
          <table:table-cell table:formula="of:=ABS([.I140]-[.H140])/[.H140]" office:value-type="float" office:value="0.0361050328227571">
            <text:p>0.03610503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80">
            <text:p>1080</text:p>
          </table:table-cell>
          <table:table-cell table:formula="of:=ABS([.I141]-[.H141])/[.H141]" office:value-type="float" office:value="0.050131926121372">
            <text:p>0.05013192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1">
            <text:p>981</text:p>
          </table:table-cell>
          <table:table-cell table:formula="of:=ABS([.I142]-[.H142])/[.H142]" office:value-type="float" office:value="0.014070351758794">
            <text:p>0.01407035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15">
            <text:p>815</text:p>
          </table:table-cell>
          <table:table-cell table:formula="of:=ABS([.I143]-[.H143])/[.H143]" office:value-type="float" office:value="0.058891454965358">
            <text:p>0.0588914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144]-[.H144])/[.H144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24:.D144]; &quot;T&quot;)" office:value-type="float" office:value="15">
            <text:p>15</text:p>
          </table:table-cell>
          <table:table-cell table:style-name="ce1" table:formula="of:=[.E145]/21" office:value-type="float" office:value="0.714285714285714">
            <text:p>0.7142857143</text:p>
          </table:table-cell>
          <table:table-cell table:number-columns-repeated="3"/>
          <table:table-cell table:style-name="ce1" table:formula="of:=AVERAGE([.J124:.J144])" office:value-type="float" office:value="0.100206189621295">
            <text:p>0.10020618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146]-[.H146])/[.H146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58">
            <text:p>758</text:p>
          </table:table-cell>
          <table:table-cell table:formula="of:=ABS([.I147]-[.H147])/[.H147]" office:value-type="float" office:value="0.0744810744810745">
            <text:p>0.07448107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936">
            <text:p>936</text:p>
          </table:table-cell>
          <table:table-cell table:formula="of:=ABS([.I148]-[.H148])/[.H148]" office:value-type="float" office:value="0.172932330827068">
            <text:p>0.17293233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46">
            <text:p>1046</text:p>
          </table:table-cell>
          <table:table-cell table:formula="of:=ABS([.I149]-[.H149])/[.H149]" office:value-type="float" office:value="0.522561863173217">
            <text:p>0.52256186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50]-[.H150])/[.H1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40">
            <text:p>940</text:p>
          </table:table-cell>
          <table:table-cell table:formula="of:=ABS([.I151]-[.H151])/[.H151]" office:value-type="float" office:value="0.27027027027027">
            <text:p>0.27027027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152]-[.H152])/[.H152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38">
            <text:p>1038</text:p>
          </table:table-cell>
          <table:table-cell table:formula="of:=ABS([.I153]-[.H153])/[.H153]" office:value-type="float" office:value="0.155902004454343">
            <text:p>0.1559020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154]-[.H154])/[.H154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59">
            <text:p>959</text:p>
          </table:table-cell>
          <table:table-cell table:formula="of:=ABS([.I155]-[.H155])/[.H155]" office:value-type="float" office:value="0.322758620689655">
            <text:p>0.32275862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156]-[.H156])/[.H156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78">
            <text:p>1178</text:p>
          </table:table-cell>
          <table:table-cell table:formula="of:=ABS([.I157]-[.H157])/[.H157]" office:value-type="float" office:value="0.394082840236686">
            <text:p>0.3940828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158]-[.H158])/[.H158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1014">
            <text:p>1014</text:p>
          </table:table-cell>
          <table:table-cell table:formula="of:=ABS([.I159]-[.H159])/[.H159]" office:value-type="float" office:value="0.467438494934877">
            <text:p>0.4674384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160]-[.H160])/[.H160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034">
            <text:p>1034</text:p>
          </table:table-cell>
          <table:table-cell table:formula="of:=ABS([.I161]-[.H161])/[.H161]" office:value-type="float" office:value="0.222222222222222">
            <text:p>0.22222222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36">
            <text:p>1136</text:p>
          </table:table-cell>
          <table:table-cell table:formula="of:=ABS([.I162]-[.H162])/[.H162]" office:value-type="float" office:value="0.242888402625821">
            <text:p>0.2428884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226">
            <text:p>1226</text:p>
          </table:table-cell>
          <table:table-cell table:formula="of:=ABS([.I163]-[.H163])/[.H163]" office:value-type="float" office:value="0.233400402414487">
            <text:p>0.23340040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64]-[.H164])/[.H1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93">
            <text:p>993</text:p>
          </table:table-cell>
          <table:table-cell table:formula="of:=ABS([.I165]-[.H165])/[.H165]" office:value-type="float" office:value="0.331099195710456">
            <text:p>0.3310991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1156">
            <text:p>1156</text:p>
          </table:table-cell>
          <table:table-cell table:formula="of:=ABS([.I166]-[.H166])/[.H166]" office:value-type="float" office:value="0.263387978142076">
            <text:p>0.26338797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46:.D166]; &quot;T&quot;)" office:value-type="float" office:value="3">
            <text:p>3</text:p>
          </table:table-cell>
          <table:table-cell table:style-name="ce1" table:formula="of:=[.E167]/21" office:value-type="float" office:value="0.142857142857143">
            <text:p>0.1428571429</text:p>
          </table:table-cell>
          <table:table-cell table:number-columns-repeated="3"/>
          <table:table-cell table:style-name="ce1" table:formula="of:=AVERAGE([.J146:.J166])" office:value-type="float" office:value="0.279304504929302">
            <text:p>0.27930450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168]-[.H168])/[.H168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53">
            <text:p>1253</text:p>
          </table:table-cell>
          <table:table-cell table:formula="of:=ABS([.I169]-[.H169])/[.H169]" office:value-type="float" office:value="0.681879194630872">
            <text:p>0.6818791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170]-[.H170])/[.H170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171]-[.H171])/[.H171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29">
            <text:p>929</text:p>
          </table:table-cell>
          <table:table-cell table:formula="of:=ABS([.I172]-[.H172])/[.H172]" office:value-type="float" office:value="0.372230428360414">
            <text:p>0.37223042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173]-[.H173])/[.H173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174]-[.H174])/[.H174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175]-[.H175])/[.H175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6">
            <text:p>906</text:p>
          </table:table-cell>
          <table:table-cell table:formula="of:=ABS([.I176]-[.H176])/[.H176]" office:value-type="float" office:value="0.551369863013699">
            <text:p>0.551369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3">
            <text:p>933</text:p>
          </table:table-cell>
          <table:table-cell table:formula="of:=ABS([.I177]-[.H177])/[.H177]" office:value-type="float" office:value="4.55357142857143">
            <text:p>4.55357142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41">
            <text:p>841</text:p>
          </table:table-cell>
          <table:table-cell table:formula="of:=ABS([.I178]-[.H178])/[.H178]" office:value-type="float" office:value="0.480633802816901">
            <text:p>0.4806338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52">
            <text:p>952</text:p>
          </table:table-cell>
          <table:table-cell table:formula="of:=ABS([.I179]-[.H179])/[.H179]" office:value-type="float" office:value="0.661431064572426">
            <text:p>0.66143106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180]-[.H180])/[.H180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06">
            <text:p>1006</text:p>
          </table:table-cell>
          <table:table-cell table:formula="of:=ABS([.I181]-[.H181])/[.H181]" office:value-type="float" office:value="1.42995169082126">
            <text:p>1.42995169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182]-[.H182])/[.H182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183]-[.H183])/[.H183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184]-[.H184])/[.H184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185]-[.H185])/[.H185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186]-[.H186])/[.H186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1001">
            <text:p>1001</text:p>
          </table:table-cell>
          <table:table-cell table:formula="of:=ABS([.I187]-[.H187])/[.H187]" office:value-type="float" office:value="0.609324758842444">
            <text:p>0.60932475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188]-[.H188])/[.H188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68:.D188]; &quot;T&quot;)" office:value-type="float" office:value="0">
            <text:p>0</text:p>
          </table:table-cell>
          <table:table-cell table:style-name="ce1" table:formula="of:=[.E189]/21" office:value-type="float" office:value="0">
            <text:p>0</text:p>
          </table:table-cell>
          <table:table-cell table:number-columns-repeated="3"/>
          <table:table-cell table:style-name="ce1" table:formula="of:=AVERAGE([.J168:.J188])" office:value-type="float" office:value="1.02439528001641">
            <text:p>1.024395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190]-[.H190])/[.H190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191]-[.H191])/[.H191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10">
            <text:p>1110</text:p>
          </table:table-cell>
          <table:table-cell table:formula="of:=ABS([.I192]-[.H192])/[.H192]" office:value-type="float" office:value="1.02554744525547">
            <text:p>1.02554744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193]-[.H193])/[.H193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194]-[.H194])/[.H194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90:.D194]; &quot;T&quot;)" office:value-type="float" office:value="0">
            <text:p>0</text:p>
          </table:table-cell>
          <table:table-cell table:formula="of:=[.E195]/5" office:value-type="float" office:value="0">
            <text:p>0</text:p>
          </table:table-cell>
          <table:table-cell table:number-columns-repeated="3"/>
          <table:table-cell table:style-name="ce1" table:formula="of:=AVERAGE([.J190:.J194])" office:value-type="float" office:value="0.895905933799711">
            <text:p>0.8959059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45">
            <text:p>945</text:p>
          </table:table-cell>
          <table:table-cell table:formula="of:=ABS([.I196]-[.H196])/[.H196]" office:value-type="float" office:value="0.640625">
            <text:p>0.6406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25">
            <text:p>825</text:p>
          </table:table-cell>
          <table:table-cell table:formula="of:=ABS([.I197]-[.H197])/[.H197]" office:value-type="float" office:value="0.370431893687708">
            <text:p>0.37043189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198]-[.H198])/[.H198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03">
            <text:p>903</text:p>
          </table:table-cell>
          <table:table-cell table:formula="of:=ABS([.I199]-[.H199])/[.H199]" office:value-type="float" office:value="0.143037974683544">
            <text:p>0.14303797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200]-[.H200])/[.H200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96:.D200]; &quot;T&quot;)" office:value-type="float" office:value="0">
            <text:p>0</text:p>
          </table:table-cell>
          <table:table-cell table:style-name="ce1" table:formula="of:=[.E201]/21" office:value-type="float" office:value="0">
            <text:p>0</text:p>
          </table:table-cell>
          <table:table-cell table:number-columns-repeated="3"/>
          <table:table-cell table:style-name="ce2" table:formula="of:=AVERAGE([.J196:.J200])" office:value-type="float" office:value="0.677080290186136">
            <text:p>0.677080290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189];[.E167];[.E145];[.E123])" office:value-type="float" office:value="39">
            <text:p>39</text:p>
          </table:table-cell>
          <table:table-cell table:style-name="ce1" table:formula="of:=[.E202]/(4*21)" office:value-type="float" office:value="0.464285714285714">
            <text:p>0.4642857143</text:p>
          </table:table-cell>
          <table:table-cell table:number-columns-repeated="3"/>
          <table:table-cell table:style-name="ce3" table:formula="of:=AVERAGE([.J168:.J188];[.J146:.J166];[.J124:.J144];[.J102:.J122])" office:value-type="float" office:value="0.354251841925285">
            <text:p>0.35425184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662">
            <text:p>662</text:p>
          </table:table-cell>
          <table:table-cell table:formula="of:=ABS([.I203]-[.H203])/[.H203]" office:value-type="float" office:value="0.225730994152047">
            <text:p>0.2257309942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623">
            <text:p>623</text:p>
          </table:table-cell>
          <table:table-cell table:formula="of:=ABS([.I204]-[.H204])/[.H204]" office:value-type="float" office:value="0.314631463146315">
            <text:p>0.3146314631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587">
            <text:p>587</text:p>
          </table:table-cell>
          <table:table-cell table:formula="of:=ABS([.I205]-[.H205])/[.H205]" office:value-type="float" office:value="0.343400447427293">
            <text:p>0.34340044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85">
            <text:p>685</text:p>
          </table:table-cell>
          <table:table-cell table:formula="of:=ABS([.I206]-[.H206])/[.H206]" office:value-type="float" office:value="0.209006928406466">
            <text:p>0.20900692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819">
            <text:p>819</text:p>
          </table:table-cell>
          <table:table-cell table:formula="of:=ABS([.I207]-[.H207])/[.H207]" office:value-type="float" office:value="0.230985915492958">
            <text:p>0.23098591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656">
            <text:p>656</text:p>
          </table:table-cell>
          <table:table-cell table:formula="of:=ABS([.I208]-[.H208])/[.H208]" office:value-type="float" office:value="0.324407826982492">
            <text:p>0.3244078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01">
            <text:p>601</text:p>
          </table:table-cell>
          <table:table-cell table:formula="of:=ABS([.I209]-[.H209])/[.H209]" office:value-type="float" office:value="0.324719101123596">
            <text:p>0.32471910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776">
            <text:p>776</text:p>
          </table:table-cell>
          <table:table-cell table:formula="of:=ABS([.I210]-[.H210])/[.H210]" office:value-type="float" office:value="0.240704500978474">
            <text:p>0.2407045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565">
            <text:p>565</text:p>
          </table:table-cell>
          <table:table-cell table:formula="of:=ABS([.I211]-[.H211])/[.H211]" office:value-type="float" office:value="0.343786295005807">
            <text:p>0.3437862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783">
            <text:p>783</text:p>
          </table:table-cell>
          <table:table-cell table:formula="of:=ABS([.I212]-[.H212])/[.H212]" office:value-type="float" office:value="0.155339805825243">
            <text:p>0.15533980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489">
            <text:p>489</text:p>
          </table:table-cell>
          <table:table-cell table:formula="of:=ABS([.I213]-[.H213])/[.H213]" office:value-type="float" office:value="0.468478260869565">
            <text:p>0.46847826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882">
            <text:p>882</text:p>
          </table:table-cell>
          <table:table-cell table:formula="of:=ABS([.I214]-[.H214])/[.H214]" office:value-type="float" office:value="0.177238805970149">
            <text:p>0.1772388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40">
            <text:p>940</text:p>
          </table:table-cell>
          <table:table-cell table:formula="of:=ABS([.I215]-[.H215])/[.H215]" office:value-type="float" office:value="0.00948366701791359">
            <text:p>0.009483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616">
            <text:p>616</text:p>
          </table:table-cell>
          <table:table-cell table:formula="of:=ABS([.I216]-[.H216])/[.H216]" office:value-type="float" office:value="0.331887201735358">
            <text:p>0.33188720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584">
            <text:p>584</text:p>
          </table:table-cell>
          <table:table-cell table:formula="of:=ABS([.I217]-[.H217])/[.H217]" office:value-type="float" office:value="0.288672350791717">
            <text:p>0.28867235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761">
            <text:p>761</text:p>
          </table:table-cell>
          <table:table-cell table:formula="of:=ABS([.I218]-[.H218])/[.H218]" office:value-type="float" office:value="0.223469387755102">
            <text:p>0.22346938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572">
            <text:p>572</text:p>
          </table:table-cell>
          <table:table-cell table:formula="of:=ABS([.I219]-[.H219])/[.H219]" office:value-type="float" office:value="0.43811394891945">
            <text:p>0.43811394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914">
            <text:p>914</text:p>
          </table:table-cell>
          <table:table-cell table:formula="of:=ABS([.I220]-[.H220])/[.H220]" office:value-type="float" office:value="0.219470538001708">
            <text:p>0.219470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891">
            <text:p>891</text:p>
          </table:table-cell>
          <table:table-cell table:formula="of:=ABS([.I221]-[.H221])/[.H221]" office:value-type="float" office:value="0.145733461169703">
            <text:p>0.14573346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97">
            <text:p>797</text:p>
          </table:table-cell>
          <table:table-cell table:formula="of:=ABS([.I222]-[.H222])/[.H222]" office:value-type="float" office:value="0.197381671701913">
            <text:p>0.19738167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001">
            <text:p>1001</text:p>
          </table:table-cell>
          <table:table-cell table:formula="of:=ABS([.I223]-[.H223])/[.H223]" office:value-type="float" office:value="0.114942528735632">
            <text:p>0.114942528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03:.D223]; &quot;T&quot;)" office:value-type="float" office:value="20">
            <text:p>20</text:p>
          </table:table-cell>
          <table:table-cell table:style-name="ce1" table:formula="of:=[.E224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203:.J223])" office:value-type="float" office:value="0.253694528628995">
            <text:p>0.25369452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52">
            <text:p>752</text:p>
          </table:table-cell>
          <table:table-cell table:formula="of:=ABS([.I225]-[.H225])/[.H225]" office:value-type="float" office:value="0.0564617314930991">
            <text:p>0.0564617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27">
            <text:p>827</text:p>
          </table:table-cell>
          <table:table-cell table:formula="of:=ABS([.I226]-[.H226])/[.H226]" office:value-type="float" office:value="0.0602272727272727">
            <text:p>0.06022727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43">
            <text:p>743</text:p>
          </table:table-cell>
          <table:table-cell table:formula="of:=ABS([.I227]-[.H227])/[.H227]" office:value-type="float" office:value="0.168903803131991">
            <text:p>0.16890380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482">
            <text:p>482</text:p>
          </table:table-cell>
          <table:table-cell table:formula="of:=ABS([.I228]-[.H228])/[.H228]" office:value-type="float" office:value="0.392947103274559">
            <text:p>0.39294710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44">
            <text:p>944</text:p>
          </table:table-cell>
          <table:table-cell table:formula="of:=ABS([.I229]-[.H229])/[.H229]" office:value-type="float" office:value="0.113615023474178">
            <text:p>0.11361502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906">
            <text:p>906</text:p>
          </table:table-cell>
          <table:table-cell table:formula="of:=ABS([.I230]-[.H230])/[.H230]" office:value-type="float" office:value="0.0307167235494881">
            <text:p>0.03071672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392">
            <text:p>392</text:p>
          </table:table-cell>
          <table:table-cell table:formula="of:=ABS([.I231]-[.H231])/[.H231]" office:value-type="float" office:value="0.517835178351784">
            <text:p>0.51783517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33">
            <text:p>933</text:p>
          </table:table-cell>
          <table:table-cell table:formula="of:=ABS([.I232]-[.H232])/[.H232]" office:value-type="float" office:value="0.0716417910447761">
            <text:p>0.0716417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395">
            <text:p>395</text:p>
          </table:table-cell>
          <table:table-cell table:formula="of:=ABS([.I233]-[.H233])/[.H233]" office:value-type="float" office:value="0.480946123521682">
            <text:p>0.48094612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837">
            <text:p>837</text:p>
          </table:table-cell>
          <table:table-cell table:formula="of:=ABS([.I234]-[.H234])/[.H234]" office:value-type="float" office:value="0.0635324015247776">
            <text:p>0.0635324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90">
            <text:p>790</text:p>
          </table:table-cell>
          <table:table-cell table:formula="of:=ABS([.I235]-[.H235])/[.H235]" office:value-type="float" office:value="0.00378310214375788">
            <text:p>0.00378310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491">
            <text:p>491</text:p>
          </table:table-cell>
          <table:table-cell table:formula="of:=ABS([.I236]-[.H236])/[.H236]" office:value-type="float" office:value="0.514342235410485">
            <text:p>0.51434223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620">
            <text:p>620</text:p>
          </table:table-cell>
          <table:table-cell table:formula="of:=ABS([.I237]-[.H237])/[.H237]" office:value-type="float" office:value="0.334763948497854">
            <text:p>0.33476394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541">
            <text:p>541</text:p>
          </table:table-cell>
          <table:table-cell table:formula="of:=ABS([.I238]-[.H238])/[.H238]" office:value-type="float" office:value="0.396878483835006">
            <text:p>0.39687848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344">
            <text:p>344</text:p>
          </table:table-cell>
          <table:table-cell table:formula="of:=ABS([.I239]-[.H239])/[.H239]" office:value-type="float" office:value="0.518207282913165">
            <text:p>0.51820728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914">
            <text:p>914</text:p>
          </table:table-cell>
          <table:table-cell table:formula="of:=ABS([.I240]-[.H240])/[.H240]" office:value-type="float" office:value="0.05870236869207">
            <text:p>0.05870236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365">
            <text:p>365</text:p>
          </table:table-cell>
          <table:table-cell table:formula="of:=ABS([.I241]-[.H241])/[.H241]" office:value-type="float" office:value="0.600656455142232">
            <text:p>0.60065645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948">
            <text:p>948</text:p>
          </table:table-cell>
          <table:table-cell table:formula="of:=ABS([.I242]-[.H242])/[.H242]" office:value-type="float" office:value="0.16622691292876">
            <text:p>0.16622691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76">
            <text:p>876</text:p>
          </table:table-cell>
          <table:table-cell table:formula="of:=ABS([.I243]-[.H243])/[.H243]" office:value-type="float" office:value="0.119597989949749">
            <text:p>0.1195979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40">
            <text:p>840</text:p>
          </table:table-cell>
          <table:table-cell table:formula="of:=ABS([.I244]-[.H244])/[.H244]" office:value-type="float" office:value="0.0300230946882217">
            <text:p>0.0300230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473">
            <text:p>473</text:p>
          </table:table-cell>
          <table:table-cell table:formula="of:=ABS([.I245]-[.H245])/[.H245]" office:value-type="float" office:value="0.49465811965812">
            <text:p>0.494658119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25:.D245]; &quot;T&quot;)" office:value-type="float" office:value="9">
            <text:p>9</text:p>
          </table:table-cell>
          <table:table-cell table:style-name="ce1" table:formula="of:=[.E246]/21" office:value-type="float" office:value="0.428571428571429">
            <text:p>0.4285714286</text:p>
          </table:table-cell>
          <table:table-cell table:number-columns-repeated="3"/>
          <table:table-cell table:style-name="ce1" table:formula="of:=AVERAGE([.J225:.J245])" office:value-type="float" office:value="0.247365102188239">
            <text:p>0.24736510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61">
            <text:p>661</text:p>
          </table:table-cell>
          <table:table-cell table:formula="of:=ABS([.I247]-[.H247])/[.H247]" office:value-type="float" office:value="0.107962213225371">
            <text:p>0.10796221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908">
            <text:p>908</text:p>
          </table:table-cell>
          <table:table-cell table:formula="of:=ABS([.I248]-[.H248])/[.H248]" office:value-type="float" office:value="0.108669108669109">
            <text:p>0.10866910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35">
            <text:p>835</text:p>
          </table:table-cell>
          <table:table-cell table:formula="of:=ABS([.I249]-[.H249])/[.H249]" office:value-type="float" office:value="0.0463659147869674">
            <text:p>0.04636591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943">
            <text:p>943</text:p>
          </table:table-cell>
          <table:table-cell table:formula="of:=ABS([.I250]-[.H250])/[.H250]" office:value-type="float" office:value="0.372634643377001">
            <text:p>0.37263464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50">
            <text:p>950</text:p>
          </table:table-cell>
          <table:table-cell table:formula="of:=ABS([.I251]-[.H251])/[.H251]" office:value-type="float" office:value="0.0649606299212598">
            <text:p>0.06496062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889">
            <text:p>889</text:p>
          </table:table-cell>
          <table:table-cell table:formula="of:=ABS([.I252]-[.H252])/[.H252]" office:value-type="float" office:value="0.201351351351351">
            <text:p>0.20135135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546">
            <text:p>546</text:p>
          </table:table-cell>
          <table:table-cell table:formula="of:=ABS([.I253]-[.H253])/[.H253]" office:value-type="float" office:value="0.23422159887798">
            <text:p>0.23422159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10">
            <text:p>1010</text:p>
          </table:table-cell>
          <table:table-cell table:formula="of:=ABS([.I254]-[.H254])/[.H254]" office:value-type="float" office:value="0.124721603563474">
            <text:p>0.12472160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737">
            <text:p>737</text:p>
          </table:table-cell>
          <table:table-cell table:formula="of:=ABS([.I255]-[.H255])/[.H255]" office:value-type="float" office:value="0.382739212007505">
            <text:p>0.3827392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853">
            <text:p>853</text:p>
          </table:table-cell>
          <table:table-cell table:formula="of:=ABS([.I256]-[.H256])/[.H256]" office:value-type="float" office:value="0.176551724137931">
            <text:p>0.17655172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73">
            <text:p>773</text:p>
          </table:table-cell>
          <table:table-cell table:formula="of:=ABS([.I257]-[.H257])/[.H257]" office:value-type="float" office:value="0.0460081190798376">
            <text:p>0.04600811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990">
            <text:p>990</text:p>
          </table:table-cell>
          <table:table-cell table:formula="of:=ABS([.I258]-[.H258])/[.H258]" office:value-type="float" office:value="0.171597633136095">
            <text:p>0.17159763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875">
            <text:p>875</text:p>
          </table:table-cell>
          <table:table-cell table:formula="of:=ABS([.I259]-[.H259])/[.H259]" office:value-type="float" office:value="0.0554885404101327">
            <text:p>0.05548854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856">
            <text:p>856</text:p>
          </table:table-cell>
          <table:table-cell table:formula="of:=ABS([.I260]-[.H260])/[.H260]" office:value-type="float" office:value="0.238784370477569">
            <text:p>0.23878437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714">
            <text:p>714</text:p>
          </table:table-cell>
          <table:table-cell table:formula="of:=ABS([.I261]-[.H261])/[.H261]" office:value-type="float" office:value="0.146067415730337">
            <text:p>0.1460674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637">
            <text:p>637</text:p>
          </table:table-cell>
          <table:table-cell table:formula="of:=ABS([.I262]-[.H262])/[.H262]" office:value-type="float" office:value="0.247044917257683">
            <text:p>0.24704491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08">
            <text:p>808</text:p>
          </table:table-cell>
          <table:table-cell table:formula="of:=ABS([.I263]-[.H263])/[.H263]" office:value-type="float" office:value="0.115973741794311">
            <text:p>0.11597374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110">
            <text:p>1110</text:p>
          </table:table-cell>
          <table:table-cell table:formula="of:=ABS([.I264]-[.H264])/[.H264]" office:value-type="float" office:value="0.116700201207243">
            <text:p>0.11670020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15">
            <text:p>915</text:p>
          </table:table-cell>
          <table:table-cell table:formula="of:=ABS([.I265]-[.H265])/[.H265]" office:value-type="float" office:value="0.035827186512118">
            <text:p>0.0358271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846">
            <text:p>846</text:p>
          </table:table-cell>
          <table:table-cell table:formula="of:=ABS([.I266]-[.H266])/[.H266]" office:value-type="float" office:value="0.134048257372654">
            <text:p>0.13404825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952">
            <text:p>952</text:p>
          </table:table-cell>
          <table:table-cell table:formula="of:=ABS([.I267]-[.H267])/[.H267]" office:value-type="float" office:value="0.0404371584699454">
            <text:p>0.04043715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47:.D267]; &quot;T&quot;)" office:value-type="float" office:value="2">
            <text:p>2</text:p>
          </table:table-cell>
          <table:table-cell table:style-name="ce1" table:formula="of:=[.E268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247:.J267])" office:value-type="float" office:value="0.150864549588851">
            <text:p>0.15086454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688">
            <text:p>688</text:p>
          </table:table-cell>
          <table:table-cell table:formula="of:=ABS([.I269]-[.H269])/[.H269]" office:value-type="float" office:value="0.370517928286853">
            <text:p>0.3705179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32">
            <text:p>1132</text:p>
          </table:table-cell>
          <table:table-cell table:formula="of:=ABS([.I270]-[.H270])/[.H270]" office:value-type="float" office:value="0.519463087248322">
            <text:p>0.51946308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910">
            <text:p>910</text:p>
          </table:table-cell>
          <table:table-cell table:formula="of:=ABS([.I271]-[.H271])/[.H271]" office:value-type="float" office:value="0.685185185185185">
            <text:p>0.6851851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689">
            <text:p>689</text:p>
          </table:table-cell>
          <table:table-cell table:formula="of:=ABS([.I272]-[.H272])/[.H272]" office:value-type="float" office:value="0.644391408114558">
            <text:p>0.64439140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798">
            <text:p>798</text:p>
          </table:table-cell>
          <table:table-cell table:formula="of:=ABS([.I273]-[.H273])/[.H273]" office:value-type="float" office:value="0.178729689807976">
            <text:p>0.17872968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852">
            <text:p>852</text:p>
          </table:table-cell>
          <table:table-cell table:formula="of:=ABS([.I274]-[.H274])/[.H274]" office:value-type="float" office:value="0.0390243902439024">
            <text:p>0.03902439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46">
            <text:p>546</text:p>
          </table:table-cell>
          <table:table-cell table:formula="of:=ABS([.I275]-[.H275])/[.H275]" office:value-type="float" office:value="0.738853503184713">
            <text:p>0.73885350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925">
            <text:p>925</text:p>
          </table:table-cell>
          <table:table-cell table:formula="of:=ABS([.I276]-[.H276])/[.H276]" office:value-type="float" office:value="0.102502979737783">
            <text:p>0.10250297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748">
            <text:p>748</text:p>
          </table:table-cell>
          <table:table-cell table:formula="of:=ABS([.I277]-[.H277])/[.H277]" office:value-type="float" office:value="0.280821917808219">
            <text:p>0.28082191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838">
            <text:p>838</text:p>
          </table:table-cell>
          <table:table-cell table:formula="of:=ABS([.I278]-[.H278])/[.H278]" office:value-type="float" office:value="3.98809523809524">
            <text:p>3.9880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00">
            <text:p>700</text:p>
          </table:table-cell>
          <table:table-cell table:formula="of:=ABS([.I279]-[.H279])/[.H279]" office:value-type="float" office:value="0.232394366197183">
            <text:p>0.23239436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871">
            <text:p>871</text:p>
          </table:table-cell>
          <table:table-cell table:formula="of:=ABS([.I280]-[.H280])/[.H280]" office:value-type="float" office:value="0.520069808027923">
            <text:p>0.5200698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712">
            <text:p>712</text:p>
          </table:table-cell>
          <table:table-cell table:formula="of:=ABS([.I281]-[.H281])/[.H281]" office:value-type="float" office:value="1.31921824104235">
            <text:p>1.3192182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953">
            <text:p>953</text:p>
          </table:table-cell>
          <table:table-cell table:formula="of:=ABS([.I282]-[.H282])/[.H282]" office:value-type="float" office:value="1.30193236714976">
            <text:p>1.30193236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878">
            <text:p>878</text:p>
          </table:table-cell>
          <table:table-cell table:formula="of:=ABS([.I283]-[.H283])/[.H283]" office:value-type="float" office:value="0.0933997509339975">
            <text:p>0.09339975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26">
            <text:p>826</text:p>
          </table:table-cell>
          <table:table-cell table:formula="of:=ABS([.I284]-[.H284])/[.H284]" office:value-type="float" office:value="0.907621247113164">
            <text:p>0.90762124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872">
            <text:p>872</text:p>
          </table:table-cell>
          <table:table-cell table:formula="of:=ABS([.I285]-[.H285])/[.H285]" office:value-type="float" office:value="0.223001402524544">
            <text:p>0.22300140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856">
            <text:p>856</text:p>
          </table:table-cell>
          <table:table-cell table:formula="of:=ABS([.I286]-[.H286])/[.H286]" office:value-type="float" office:value="0.360890302066773">
            <text:p>0.36089030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864">
            <text:p>864</text:p>
          </table:table-cell>
          <table:table-cell table:formula="of:=ABS([.I287]-[.H287])/[.H287]" office:value-type="float" office:value="0.866090712742981">
            <text:p>0.86609071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816">
            <text:p>816</text:p>
          </table:table-cell>
          <table:table-cell table:formula="of:=ABS([.I288]-[.H288])/[.H288]" office:value-type="float" office:value="0.311897106109325">
            <text:p>0.31189710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830">
            <text:p>830</text:p>
          </table:table-cell>
          <table:table-cell table:formula="of:=ABS([.I289]-[.H289])/[.H289]" office:value-type="float" office:value="1.35795454545455">
            <text:p>1.357954545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69:.D289]; &quot;T&quot;)" office:value-type="float" office:value="0">
            <text:p>0</text:p>
          </table:table-cell>
          <table:table-cell table:style-name="ce1" table:formula="of:=[.E290]/21" office:value-type="float" office:value="0">
            <text:p>0</text:p>
          </table:table-cell>
          <table:table-cell table:number-columns-repeated="3"/>
          <table:table-cell table:style-name="ce1" table:formula="of:=AVERAGE([.J269:.J289])" office:value-type="float" office:value="0.71628834176549">
            <text:p>0.71628834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839">
            <text:p>839</text:p>
          </table:table-cell>
          <table:table-cell table:formula="of:=ABS([.I291]-[.H291])/[.H291]" office:value-type="float" office:value="0.479717813051146">
            <text:p>0.47971781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956">
            <text:p>956</text:p>
          </table:table-cell>
          <table:table-cell table:formula="of:=ABS([.I292]-[.H292])/[.H292]" office:value-type="float" office:value="0.590682196339434">
            <text:p>0.5906821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830">
            <text:p>830</text:p>
          </table:table-cell>
          <table:table-cell table:formula="of:=ABS([.I293]-[.H293])/[.H293]" office:value-type="float" office:value="0.514598540145985">
            <text:p>0.51459854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11">
            <text:p>811</text:p>
          </table:table-cell>
          <table:table-cell table:formula="of:=ABS([.I294]-[.H294])/[.H294]" office:value-type="float" office:value="0.894859813084112">
            <text:p>0.89485981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30">
            <text:p>930</text:p>
          </table:table-cell>
          <table:table-cell table:formula="of:=ABS([.I295]-[.H295])/[.H295]" office:value-type="float" office:value="0.267029972752044">
            <text:p>0.267029972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291:.D295]; &quot;T&quot;)" office:value-type="float" office:value="0">
            <text:p>0</text:p>
          </table:table-cell>
          <table:table-cell table:formula="of:=[.E296]/5" office:value-type="float" office:value="0">
            <text:p>0</text:p>
          </table:table-cell>
          <table:table-cell table:number-columns-repeated="3"/>
          <table:table-cell table:style-name="ce1" table:formula="of:=AVERAGE([.J291:.J295])" office:value-type="float" office:value="0.549377667074544">
            <text:p>0.54937766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59">
            <text:p>859</text:p>
          </table:table-cell>
          <table:table-cell table:formula="of:=ABS([.I297]-[.H297])/[.H297]" office:value-type="float" office:value="0.491319444444444">
            <text:p>0.49131944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690">
            <text:p>690</text:p>
          </table:table-cell>
          <table:table-cell table:formula="of:=ABS([.I298]-[.H298])/[.H298]" office:value-type="float" office:value="0.146179401993355">
            <text:p>0.146179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99">
            <text:p>799</text:p>
          </table:table-cell>
          <table:table-cell table:formula="of:=ABS([.I299]-[.H299])/[.H299]" office:value-type="float" office:value="0.82004555808656">
            <text:p>0.82004555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04">
            <text:p>804</text:p>
          </table:table-cell>
          <table:table-cell table:formula="of:=ABS([.I300]-[.H300])/[.H300]" office:value-type="float" office:value="0.0177215189873418">
            <text:p>0.0177215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03">
            <text:p>703</text:p>
          </table:table-cell>
          <table:table-cell table:formula="of:=ABS([.I301]-[.H301])/[.H301]" office:value-type="float" office:value="0.802564102564103">
            <text:p>0.802564102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97:.D301]; &quot;T&quot;)" office:value-type="float" office:value="0">
            <text:p>0</text:p>
          </table:table-cell>
          <table:table-cell table:style-name="ce1" table:formula="of:=[.E302]/21" office:value-type="float" office:value="0">
            <text:p>0</text:p>
          </table:table-cell>
          <table:table-cell table:number-columns-repeated="3"/>
          <table:table-cell table:style-name="ce2" table:formula="of:=AVERAGE([.J297:.J301])" office:value-type="float" office:value="0.455566005215161">
            <text:p>0.455566005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290];[.E268];[.E246];[.E224])" office:value-type="float" office:value="31">
            <text:p>31</text:p>
          </table:table-cell>
          <table:table-cell table:style-name="ce1" table:formula="of:=[.E303]/(4*21)" office:value-type="float" office:value="0.369047619047619">
            <text:p>0.369047619</text:p>
          </table:table-cell>
          <table:table-cell table:number-columns-repeated="3"/>
          <table:table-cell table:style-name="ce3" table:formula="of:=AVERAGE([.J269:.J289];[.J247:.J267];[.J225:.J245];[.J203:.J223])" office:value-type="float" office:value="0.342053130542894">
            <text:p>0.34205313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557">
            <text:p>557</text:p>
          </table:table-cell>
          <table:table-cell table:formula="of:=ABS([.I304]-[.H304])/[.H304]" office:value-type="float" office:value="0.348538011695906">
            <text:p>0.3485380117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679">
            <text:p>679</text:p>
          </table:table-cell>
          <table:table-cell table:formula="of:=ABS([.I305]-[.H305])/[.H305]" office:value-type="float" office:value="0.253025302530253">
            <text:p>0.2530253025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583">
            <text:p>583</text:p>
          </table:table-cell>
          <table:table-cell table:formula="of:=ABS([.I306]-[.H306])/[.H306]" office:value-type="float" office:value="0.347874720357942">
            <text:p>0.34787472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44">
            <text:p>744</text:p>
          </table:table-cell>
          <table:table-cell table:formula="of:=ABS([.I307]-[.H307])/[.H307]" office:value-type="float" office:value="0.140877598152425">
            <text:p>0.14087759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679">
            <text:p>679</text:p>
          </table:table-cell>
          <table:table-cell table:formula="of:=ABS([.I308]-[.H308])/[.H308]" office:value-type="float" office:value="0.362441314553991">
            <text:p>0.36244131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689">
            <text:p>689</text:p>
          </table:table-cell>
          <table:table-cell table:formula="of:=ABS([.I309]-[.H309])/[.H309]" office:value-type="float" office:value="0.290422245108136">
            <text:p>0.29042224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06">
            <text:p>606</text:p>
          </table:table-cell>
          <table:table-cell table:formula="of:=ABS([.I310]-[.H310])/[.H310]" office:value-type="float" office:value="0.319101123595506">
            <text:p>0.31910112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585">
            <text:p>585</text:p>
          </table:table-cell>
          <table:table-cell table:formula="of:=ABS([.I311]-[.H311])/[.H311]" office:value-type="float" office:value="0.427592954990215">
            <text:p>0.4275929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09">
            <text:p>809</text:p>
          </table:table-cell>
          <table:table-cell table:formula="of:=ABS([.I312]-[.H312])/[.H312]" office:value-type="float" office:value="0.0603948896631824">
            <text:p>0.0603948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736">
            <text:p>736</text:p>
          </table:table-cell>
          <table:table-cell table:formula="of:=ABS([.I313]-[.H313])/[.H313]" office:value-type="float" office:value="0.206040992448759">
            <text:p>0.20604099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720">
            <text:p>720</text:p>
          </table:table-cell>
          <table:table-cell table:formula="of:=ABS([.I314]-[.H314])/[.H314]" office:value-type="float" office:value="0.217391304347826">
            <text:p>0.21739130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711">
            <text:p>711</text:p>
          </table:table-cell>
          <table:table-cell table:formula="of:=ABS([.I315]-[.H315])/[.H315]" office:value-type="float" office:value="0.336753731343284">
            <text:p>0.33675373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771">
            <text:p>771</text:p>
          </table:table-cell>
          <table:table-cell table:formula="of:=ABS([.I316]-[.H316])/[.H316]" office:value-type="float" office:value="0.187565858798736">
            <text:p>0.18756585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666">
            <text:p>666</text:p>
          </table:table-cell>
          <table:table-cell table:formula="of:=ABS([.I317]-[.H317])/[.H317]" office:value-type="float" office:value="0.27765726681128">
            <text:p>0.27765726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444">
            <text:p>444</text:p>
          </table:table-cell>
          <table:table-cell table:formula="of:=ABS([.I318]-[.H318])/[.H318]" office:value-type="float" office:value="0.459196102314251">
            <text:p>0.45919610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677">
            <text:p>677</text:p>
          </table:table-cell>
          <table:table-cell table:formula="of:=ABS([.I319]-[.H319])/[.H319]" office:value-type="float" office:value="0.309183673469388">
            <text:p>0.30918367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821">
            <text:p>821</text:p>
          </table:table-cell>
          <table:table-cell table:formula="of:=ABS([.I320]-[.H320])/[.H320]" office:value-type="float" office:value="0.193516699410609">
            <text:p>0.19351669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767">
            <text:p>767</text:p>
          </table:table-cell>
          <table:table-cell table:formula="of:=ABS([.I321]-[.H321])/[.H321]" office:value-type="float" office:value="0.345004269854825">
            <text:p>0.34500426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783">
            <text:p>783</text:p>
          </table:table-cell>
          <table:table-cell table:formula="of:=ABS([.I322]-[.H322])/[.H322]" office:value-type="float" office:value="0.24928092042186">
            <text:p>0.24928092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608">
            <text:p>608</text:p>
          </table:table-cell>
          <table:table-cell table:formula="of:=ABS([.I323]-[.H323])/[.H323]" office:value-type="float" office:value="0.387713997985901">
            <text:p>0.3877139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854">
            <text:p>854</text:p>
          </table:table-cell>
          <table:table-cell table:formula="of:=ABS([.I324]-[.H324])/[.H324]" office:value-type="float" office:value="0.244916003536693">
            <text:p>0.244916003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04:.D324]; &quot;T&quot;)" office:value-type="float" office:value="21">
            <text:p>21</text:p>
          </table:table-cell>
          <table:table-cell table:style-name="ce1" table:formula="of:=[.E325]/21" office:value-type="float" office:value="1">
            <text:p>1</text:p>
          </table:table-cell>
          <table:table-cell table:number-columns-repeated="3"/>
          <table:table-cell table:style-name="ce1" table:formula="of:=AVERAGE([.J304:.J324])" office:value-type="float" office:value="0.284023284828141">
            <text:p>0.28402328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60">
            <text:p>760</text:p>
          </table:table-cell>
          <table:table-cell table:formula="of:=ABS([.I326]-[.H326])/[.H326]" office:value-type="float" office:value="0.0464240903387704">
            <text:p>0.04642409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95">
            <text:p>895</text:p>
          </table:table-cell>
          <table:table-cell table:formula="of:=ABS([.I327]-[.H327])/[.H327]" office:value-type="float" office:value="0.0170454545454545">
            <text:p>0.01704545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397">
            <text:p>397</text:p>
          </table:table-cell>
          <table:table-cell table:formula="of:=ABS([.I328]-[.H328])/[.H328]" office:value-type="float" office:value="0.55592841163311">
            <text:p>0.5559284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832">
            <text:p>832</text:p>
          </table:table-cell>
          <table:table-cell table:formula="of:=ABS([.I329]-[.H329])/[.H329]" office:value-type="float" office:value="0.0478589420654912">
            <text:p>0.04785894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750">
            <text:p>750</text:p>
          </table:table-cell>
          <table:table-cell table:formula="of:=ABS([.I330]-[.H330])/[.H330]" office:value-type="float" office:value="0.295774647887324">
            <text:p>0.29577464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24">
            <text:p>824</text:p>
          </table:table-cell>
          <table:table-cell table:formula="of:=ABS([.I331]-[.H331])/[.H331]" office:value-type="float" office:value="0.0625711035267349">
            <text:p>0.06257110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313">
            <text:p>313</text:p>
          </table:table-cell>
          <table:table-cell table:formula="of:=ABS([.I332]-[.H332])/[.H332]" office:value-type="float" office:value="0.615006150061501">
            <text:p>0.61500615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87">
            <text:p>987</text:p>
          </table:table-cell>
          <table:table-cell table:formula="of:=ABS([.I333]-[.H333])/[.H333]" office:value-type="float" office:value="0.017910447761194">
            <text:p>0.01791044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69">
            <text:p>769</text:p>
          </table:table-cell>
          <table:table-cell table:formula="of:=ABS([.I334]-[.H334])/[.H334]" office:value-type="float" office:value="0.0105124835742444">
            <text:p>0.01051248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872">
            <text:p>872</text:p>
          </table:table-cell>
          <table:table-cell table:formula="of:=ABS([.I335]-[.H335])/[.H335]" office:value-type="float" office:value="0.108005082592122">
            <text:p>0.10800508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354">
            <text:p>354</text:p>
          </table:table-cell>
          <table:table-cell table:formula="of:=ABS([.I336]-[.H336])/[.H336]" office:value-type="float" office:value="0.55359394703657">
            <text:p>0.553593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06">
            <text:p>906</text:p>
          </table:table-cell>
          <table:table-cell table:formula="of:=ABS([.I337]-[.H337])/[.H337]" office:value-type="float" office:value="0.103857566765579">
            <text:p>0.10385756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760">
            <text:p>760</text:p>
          </table:table-cell>
          <table:table-cell table:formula="of:=ABS([.I338]-[.H338])/[.H338]" office:value-type="float" office:value="0.184549356223176">
            <text:p>0.18454935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475">
            <text:p>475</text:p>
          </table:table-cell>
          <table:table-cell table:formula="of:=ABS([.I339]-[.H339])/[.H339]" office:value-type="float" office:value="0.470457079152731">
            <text:p>0.47045707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26">
            <text:p>626</text:p>
          </table:table-cell>
          <table:table-cell table:formula="of:=ABS([.I340]-[.H340])/[.H340]" office:value-type="float" office:value="0.123249299719888">
            <text:p>0.12324929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12">
            <text:p>812</text:p>
          </table:table-cell>
          <table:table-cell table:formula="of:=ABS([.I341]-[.H341])/[.H341]" office:value-type="float" office:value="0.163748712667353">
            <text:p>0.16374871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1041">
            <text:p>1041</text:p>
          </table:table-cell>
          <table:table-cell table:formula="of:=ABS([.I342]-[.H342])/[.H342]" office:value-type="float" office:value="0.138949671772429">
            <text:p>0.13894967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941">
            <text:p>941</text:p>
          </table:table-cell>
          <table:table-cell table:formula="of:=ABS([.I343]-[.H343])/[.H343]" office:value-type="float" office:value="0.172383465259455">
            <text:p>0.17238346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672">
            <text:p>672</text:p>
          </table:table-cell>
          <table:table-cell table:formula="of:=ABS([.I344]-[.H344])/[.H344]" office:value-type="float" office:value="0.324623115577889">
            <text:p>0.32462311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52">
            <text:p>852</text:p>
          </table:table-cell>
          <table:table-cell table:formula="of:=ABS([.I345]-[.H345])/[.H345]" office:value-type="float" office:value="0.0161662817551963">
            <text:p>0.0161662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05">
            <text:p>905</text:p>
          </table:table-cell>
          <table:table-cell table:formula="of:=ABS([.I346]-[.H346])/[.H346]" office:value-type="float" office:value="0.0331196581196581">
            <text:p>0.03311965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26:.D346]; &quot;T&quot;)" office:value-type="float" office:value="7">
            <text:p>7</text:p>
          </table:table-cell>
          <table:table-cell table:style-name="ce1" table:formula="of:=[.E347]/21" office:value-type="float" office:value="0.333333333333333">
            <text:p>0.3333333333</text:p>
          </table:table-cell>
          <table:table-cell table:number-columns-repeated="3"/>
          <table:table-cell table:style-name="ce1" table:formula="of:=AVERAGE([.J326:.J346])" office:value-type="float" office:value="0.193415950858851">
            <text:p>0.19341595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728">
            <text:p>728</text:p>
          </table:table-cell>
          <table:table-cell table:formula="of:=ABS([.I348]-[.H348])/[.H348]" office:value-type="float" office:value="0.0175438596491228">
            <text:p>0.01754385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54">
            <text:p>854</text:p>
          </table:table-cell>
          <table:table-cell table:formula="of:=ABS([.I349]-[.H349])/[.H349]" office:value-type="float" office:value="0.0427350427350427">
            <text:p>0.04273504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40">
            <text:p>840</text:p>
          </table:table-cell>
          <table:table-cell table:formula="of:=ABS([.I350]-[.H350])/[.H350]" office:value-type="float" office:value="0.0526315789473684">
            <text:p>0.05263157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803">
            <text:p>803</text:p>
          </table:table-cell>
          <table:table-cell table:formula="of:=ABS([.I351]-[.H351])/[.H351]" office:value-type="float" office:value="0.168850072780204">
            <text:p>0.16885007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66">
            <text:p>866</text:p>
          </table:table-cell>
          <table:table-cell table:formula="of:=ABS([.I352]-[.H352])/[.H352]" office:value-type="float" office:value="0.147637795275591">
            <text:p>0.14763779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885">
            <text:p>885</text:p>
          </table:table-cell>
          <table:table-cell table:formula="of:=ABS([.I353]-[.H353])/[.H353]" office:value-type="float" office:value="0.195945945945946">
            <text:p>0.19594594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836">
            <text:p>836</text:p>
          </table:table-cell>
          <table:table-cell table:formula="of:=ABS([.I354]-[.H354])/[.H354]" office:value-type="float" office:value="0.172510518934081">
            <text:p>0.17251051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973">
            <text:p>973</text:p>
          </table:table-cell>
          <table:table-cell table:formula="of:=ABS([.I355]-[.H355])/[.H355]" office:value-type="float" office:value="0.0835189309576837">
            <text:p>0.083518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330">
            <text:p>330</text:p>
          </table:table-cell>
          <table:table-cell table:formula="of:=ABS([.I356]-[.H356])/[.H356]" office:value-type="float" office:value="0.380863039399625">
            <text:p>0.38086303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97">
            <text:p>697</text:p>
          </table:table-cell>
          <table:table-cell table:formula="of:=ABS([.I357]-[.H357])/[.H357]" office:value-type="float" office:value="0.0386206896551724">
            <text:p>0.0386206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41">
            <text:p>741</text:p>
          </table:table-cell>
          <table:table-cell table:formula="of:=ABS([.I358]-[.H358])/[.H358]" office:value-type="float" office:value="0.0027063599458728">
            <text:p>0.00270635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013">
            <text:p>1013</text:p>
          </table:table-cell>
          <table:table-cell table:formula="of:=ABS([.I359]-[.H359])/[.H359]" office:value-type="float" office:value="0.198816568047337">
            <text:p>0.1988165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764">
            <text:p>764</text:p>
          </table:table-cell>
          <table:table-cell table:formula="of:=ABS([.I360]-[.H360])/[.H360]" office:value-type="float" office:value="0.0784077201447527">
            <text:p>0.07840772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817">
            <text:p>817</text:p>
          </table:table-cell>
          <table:table-cell table:formula="of:=ABS([.I361]-[.H361])/[.H361]" office:value-type="float" office:value="0.182344428364689">
            <text:p>0.18234442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46">
            <text:p>646</text:p>
          </table:table-cell>
          <table:table-cell table:formula="of:=ABS([.I362]-[.H362])/[.H362]" office:value-type="float" office:value="0.0369181380417335">
            <text:p>0.0369181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602">
            <text:p>602</text:p>
          </table:table-cell>
          <table:table-cell table:formula="of:=ABS([.I363]-[.H363])/[.H363]" office:value-type="float" office:value="0.288416075650118">
            <text:p>0.2884160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918">
            <text:p>918</text:p>
          </table:table-cell>
          <table:table-cell table:formula="of:=ABS([.I364]-[.H364])/[.H364]" office:value-type="float" office:value="0.00437636761487965">
            <text:p>0.00437636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10">
            <text:p>910</text:p>
          </table:table-cell>
          <table:table-cell table:formula="of:=ABS([.I365]-[.H365])/[.H365]" office:value-type="float" office:value="0.0845070422535211">
            <text:p>0.08450704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95">
            <text:p>895</text:p>
          </table:table-cell>
          <table:table-cell table:formula="of:=ABS([.I366]-[.H366])/[.H366]" office:value-type="float" office:value="0.0569020021074816">
            <text:p>0.05690200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84">
            <text:p>784</text:p>
          </table:table-cell>
          <table:table-cell table:formula="of:=ABS([.I367]-[.H367])/[.H367]" office:value-type="float" office:value="0.0509383378016086">
            <text:p>0.05093833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4">
            <text:p>874</text:p>
          </table:table-cell>
          <table:table-cell table:formula="of:=ABS([.I368]-[.H368])/[.H368]" office:value-type="float" office:value="0.0448087431693989">
            <text:p>0.044808743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48:.D368]; &quot;T&quot;)" office:value-type="float" office:value="2">
            <text:p>2</text:p>
          </table:table-cell>
          <table:table-cell table:style-name="ce1" table:formula="of:=[.E369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348:.J368])" office:value-type="float" office:value="0.110952345591487">
            <text:p>0.11095234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18">
            <text:p>718</text:p>
          </table:table-cell>
          <table:table-cell table:formula="of:=ABS([.I370]-[.H370])/[.H370]" office:value-type="float" office:value="0.430278884462151">
            <text:p>0.43027888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071">
            <text:p>1071</text:p>
          </table:table-cell>
          <table:table-cell table:formula="of:=ABS([.I371]-[.H371])/[.H371]" office:value-type="float" office:value="0.43758389261745">
            <text:p>0.43758389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962">
            <text:p>962</text:p>
          </table:table-cell>
          <table:table-cell table:formula="of:=ABS([.I372]-[.H372])/[.H372]" office:value-type="float" office:value="0.781481481481481">
            <text:p>0.78148148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69">
            <text:p>769</text:p>
          </table:table-cell>
          <table:table-cell table:formula="of:=ABS([.I373]-[.H373])/[.H373]" office:value-type="float" office:value="0.835322195704057">
            <text:p>0.8353221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795">
            <text:p>795</text:p>
          </table:table-cell>
          <table:table-cell table:formula="of:=ABS([.I374]-[.H374])/[.H374]" office:value-type="float" office:value="0.174298375184638">
            <text:p>0.17429837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17">
            <text:p>917</text:p>
          </table:table-cell>
          <table:table-cell table:formula="of:=ABS([.I375]-[.H375])/[.H375]" office:value-type="float" office:value="0.118292682926829">
            <text:p>0.11829268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483">
            <text:p>483</text:p>
          </table:table-cell>
          <table:table-cell table:formula="of:=ABS([.I376]-[.H376])/[.H376]" office:value-type="float" office:value="0.538216560509554">
            <text:p>0.53821656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845">
            <text:p>845</text:p>
          </table:table-cell>
          <table:table-cell table:formula="of:=ABS([.I377]-[.H377])/[.H377]" office:value-type="float" office:value="0.00715137067938021">
            <text:p>0.00715137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772">
            <text:p>772</text:p>
          </table:table-cell>
          <table:table-cell table:formula="of:=ABS([.I378]-[.H378])/[.H378]" office:value-type="float" office:value="0.321917808219178">
            <text:p>0.3219178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798">
            <text:p>798</text:p>
          </table:table-cell>
          <table:table-cell table:formula="of:=ABS([.I379]-[.H379])/[.H379]" office:value-type="float" office:value="3.75">
            <text:p>3.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666">
            <text:p>666</text:p>
          </table:table-cell>
          <table:table-cell table:formula="of:=ABS([.I380]-[.H380])/[.H380]" office:value-type="float" office:value="0.172535211267606">
            <text:p>0.1725352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802">
            <text:p>802</text:p>
          </table:table-cell>
          <table:table-cell table:formula="of:=ABS([.I381]-[.H381])/[.H381]" office:value-type="float" office:value="0.399650959860384">
            <text:p>0.39965095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54">
            <text:p>854</text:p>
          </table:table-cell>
          <table:table-cell table:formula="of:=ABS([.I382]-[.H382])/[.H382]" office:value-type="float" office:value="1.78175895765472">
            <text:p>1.78175895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796">
            <text:p>796</text:p>
          </table:table-cell>
          <table:table-cell table:formula="of:=ABS([.I383]-[.H383])/[.H383]" office:value-type="float" office:value="0.922705314009662">
            <text:p>0.9227053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946">
            <text:p>946</text:p>
          </table:table-cell>
          <table:table-cell table:formula="of:=ABS([.I384]-[.H384])/[.H384]" office:value-type="float" office:value="0.178082191780822">
            <text:p>0.17808219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789">
            <text:p>789</text:p>
          </table:table-cell>
          <table:table-cell table:formula="of:=ABS([.I385]-[.H385])/[.H385]" office:value-type="float" office:value="0.822170900692841">
            <text:p>0.82217090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861">
            <text:p>861</text:p>
          </table:table-cell>
          <table:table-cell table:formula="of:=ABS([.I386]-[.H386])/[.H386]" office:value-type="float" office:value="0.207573632538569">
            <text:p>0.20757363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09">
            <text:p>1009</text:p>
          </table:table-cell>
          <table:table-cell table:formula="of:=ABS([.I387]-[.H387])/[.H387]" office:value-type="float" office:value="0.604133545310016">
            <text:p>0.60413354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839">
            <text:p>839</text:p>
          </table:table-cell>
          <table:table-cell table:formula="of:=ABS([.I388]-[.H388])/[.H388]" office:value-type="float" office:value="0.812095032397408">
            <text:p>0.81209503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868">
            <text:p>868</text:p>
          </table:table-cell>
          <table:table-cell table:formula="of:=ABS([.I389]-[.H389])/[.H389]" office:value-type="float" office:value="0.395498392282958">
            <text:p>0.39549839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733">
            <text:p>733</text:p>
          </table:table-cell>
          <table:table-cell table:formula="of:=ABS([.I390]-[.H390])/[.H390]" office:value-type="float" office:value="1.08238636363636">
            <text:p>1.08238636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70:.D390]; &quot;T&quot;)" office:value-type="float" office:value="0">
            <text:p>0</text:p>
          </table:table-cell>
          <table:table-cell table:style-name="ce1" table:formula="of:=[.E391]/21" office:value-type="float" office:value="0">
            <text:p>0</text:p>
          </table:table-cell>
          <table:table-cell table:number-columns-repeated="3"/>
          <table:table-cell table:style-name="ce1" table:formula="of:=AVERAGE([.J370:.J390])" office:value-type="float" office:value="0.703482559676956">
            <text:p>0.7034825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34">
            <text:p>934</text:p>
          </table:table-cell>
          <table:table-cell table:formula="of:=ABS([.I392]-[.H392])/[.H392]" office:value-type="float" office:value="0.647266313932981">
            <text:p>0.64726631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991">
            <text:p>991</text:p>
          </table:table-cell>
          <table:table-cell table:formula="of:=ABS([.I393]-[.H393])/[.H393]" office:value-type="float" office:value="0.64891846921797">
            <text:p>0.64891846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65">
            <text:p>965</text:p>
          </table:table-cell>
          <table:table-cell table:formula="of:=ABS([.I394]-[.H394])/[.H394]" office:value-type="float" office:value="0.760948905109489">
            <text:p>0.76094890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786">
            <text:p>786</text:p>
          </table:table-cell>
          <table:table-cell table:formula="of:=ABS([.I395]-[.H395])/[.H395]" office:value-type="float" office:value="0.836448598130841">
            <text:p>0.83644859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899">
            <text:p>899</text:p>
          </table:table-cell>
          <table:table-cell table:formula="of:=ABS([.I396]-[.H396])/[.H396]" office:value-type="float" office:value="0.224795640326975">
            <text:p>0.22479564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392:.D396]; &quot;T&quot;)" office:value-type="float" office:value="0">
            <text:p>0</text:p>
          </table:table-cell>
          <table:table-cell table:formula="of:=[.E397]/5" office:value-type="float" office:value="0">
            <text:p>0</text:p>
          </table:table-cell>
          <table:table-cell table:number-columns-repeated="3"/>
          <table:table-cell table:style-name="ce1" table:formula="of:=AVERAGE([.J392:.J396])" office:value-type="float" office:value="0.623675585343651">
            <text:p>0.62367558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765">
            <text:p>765</text:p>
          </table:table-cell>
          <table:table-cell table:formula="of:=ABS([.I398]-[.H398])/[.H398]" office:value-type="float" office:value="0.328125">
            <text:p>0.3281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07">
            <text:p>707</text:p>
          </table:table-cell>
          <table:table-cell table:formula="of:=ABS([.I399]-[.H399])/[.H399]" office:value-type="float" office:value="0.174418604651163">
            <text:p>0.17441860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95">
            <text:p>795</text:p>
          </table:table-cell>
          <table:table-cell table:formula="of:=ABS([.I400]-[.H400])/[.H400]" office:value-type="float" office:value="0.810933940774487">
            <text:p>0.81093394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739">
            <text:p>739</text:p>
          </table:table-cell>
          <table:table-cell table:formula="of:=ABS([.I401]-[.H401])/[.H401]" office:value-type="float" office:value="0.0645569620253165">
            <text:p>0.0645569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699">
            <text:p>699</text:p>
          </table:table-cell>
          <table:table-cell table:formula="of:=ABS([.I402]-[.H402])/[.H402]" office:value-type="float" office:value="0.792307692307692">
            <text:p>0.792307692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98:.D402]; &quot;T&quot;)" office:value-type="float" office:value="0">
            <text:p>0</text:p>
          </table:table-cell>
          <table:table-cell table:style-name="ce1" table:formula="of:=[.E403]/21" office:value-type="float" office:value="0">
            <text:p>0</text:p>
          </table:table-cell>
          <table:table-cell table:number-columns-repeated="3"/>
          <table:table-cell table:style-name="ce2" table:formula="of:=AVERAGE([.J398:.J402])" office:value-type="float" office:value="0.434068439951732">
            <text:p>0.434068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391];[.E369];[.E347];[.E325])" office:value-type="float" office:value="30">
            <text:p>30</text:p>
          </table:table-cell>
          <table:table-cell table:style-name="ce1" table:formula="of:=[.E404]/(4*21)" office:value-type="float" office:value="0.357142857142857">
            <text:p>0.3571428571</text:p>
          </table:table-cell>
          <table:table-cell table:number-columns-repeated="3"/>
          <table:table-cell table:style-name="ce3" table:formula="of:=AVERAGE([.J370:.J390];[.J348:.J368];[.J326:.J346];[.J304:.J324])" office:value-type="float" office:value="0.322968535238859">
            <text:p>0.32296853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682">
            <text:p>682</text:p>
          </table:table-cell>
          <table:table-cell table:formula="of:=ABS([.I405]-[.H405])/[.H405]" office:value-type="float" office:value="0.20233918128655">
            <text:p>0.2023391813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684">
            <text:p>684</text:p>
          </table:table-cell>
          <table:table-cell table:formula="of:=ABS([.I406]-[.H406])/[.H406]" office:value-type="float" office:value="0.247524752475248">
            <text:p>0.2475247525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72">
            <text:p>772</text:p>
          </table:table-cell>
          <table:table-cell table:formula="of:=ABS([.I407]-[.H407])/[.H407]" office:value-type="float" office:value="0.136465324384787">
            <text:p>0.13646532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58">
            <text:p>658</text:p>
          </table:table-cell>
          <table:table-cell table:formula="of:=ABS([.I408]-[.H408])/[.H408]" office:value-type="float" office:value="0.240184757505774">
            <text:p>0.24018475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860">
            <text:p>860</text:p>
          </table:table-cell>
          <table:table-cell table:formula="of:=ABS([.I409]-[.H409])/[.H409]" office:value-type="float" office:value="0.192488262910798">
            <text:p>0.19248826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595">
            <text:p>595</text:p>
          </table:table-cell>
          <table:table-cell table:formula="of:=ABS([.I410]-[.H410])/[.H410]" office:value-type="float" office:value="0.387229660144181">
            <text:p>0.38722966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10">
            <text:p>610</text:p>
          </table:table-cell>
          <table:table-cell table:formula="of:=ABS([.I411]-[.H411])/[.H411]" office:value-type="float" office:value="0.314606741573034">
            <text:p>0.31460674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767">
            <text:p>767</text:p>
          </table:table-cell>
          <table:table-cell table:formula="of:=ABS([.I412]-[.H412])/[.H412]" office:value-type="float" office:value="0.249510763209393">
            <text:p>0.24951076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51">
            <text:p>751</text:p>
          </table:table-cell>
          <table:table-cell table:formula="of:=ABS([.I413]-[.H413])/[.H413]" office:value-type="float" office:value="0.127758420441347">
            <text:p>0.12775842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722">
            <text:p>722</text:p>
          </table:table-cell>
          <table:table-cell table:formula="of:=ABS([.I414]-[.H414])/[.H414]" office:value-type="float" office:value="0.221143473570658">
            <text:p>0.22114347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632">
            <text:p>632</text:p>
          </table:table-cell>
          <table:table-cell table:formula="of:=ABS([.I415]-[.H415])/[.H415]" office:value-type="float" office:value="0.31304347826087">
            <text:p>0.31304347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416]-[.H416])/[.H4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764">
            <text:p>764</text:p>
          </table:table-cell>
          <table:table-cell table:formula="of:=ABS([.I417]-[.H417])/[.H417]" office:value-type="float" office:value="0.194942044257113">
            <text:p>0.19494204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749">
            <text:p>749</text:p>
          </table:table-cell>
          <table:table-cell table:formula="of:=ABS([.I418]-[.H418])/[.H418]" office:value-type="float" office:value="0.18763557483731">
            <text:p>0.18763557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669">
            <text:p>669</text:p>
          </table:table-cell>
          <table:table-cell table:formula="of:=ABS([.I419]-[.H419])/[.H419]" office:value-type="float" office:value="0.185140073081608">
            <text:p>0.1851400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756">
            <text:p>756</text:p>
          </table:table-cell>
          <table:table-cell table:formula="of:=ABS([.I420]-[.H420])/[.H420]" office:value-type="float" office:value="0.228571428571429">
            <text:p>0.22857142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772">
            <text:p>772</text:p>
          </table:table-cell>
          <table:table-cell table:formula="of:=ABS([.I421]-[.H421])/[.H421]" office:value-type="float" office:value="0.241650294695481">
            <text:p>0.2416502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981">
            <text:p>981</text:p>
          </table:table-cell>
          <table:table-cell table:formula="of:=ABS([.I422]-[.H422])/[.H422]" office:value-type="float" office:value="0.162254483347566">
            <text:p>0.16225448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755">
            <text:p>755</text:p>
          </table:table-cell>
          <table:table-cell table:formula="of:=ABS([.I423]-[.H423])/[.H423]" office:value-type="float" office:value="0.276126558005753">
            <text:p>0.2761265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29">
            <text:p>729</text:p>
          </table:table-cell>
          <table:table-cell table:formula="of:=ABS([.I424]-[.H424])/[.H424]" office:value-type="float" office:value="0.265861027190332">
            <text:p>0.26586102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941">
            <text:p>941</text:p>
          </table:table-cell>
          <table:table-cell table:formula="of:=ABS([.I425]-[.H425])/[.H425]" office:value-type="float" office:value="0.167992926613616">
            <text:p>0.167992926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05:.D425]; &quot;T&quot;)" office:value-type="float" office:value="21">
            <text:p>21</text:p>
          </table:table-cell>
          <table:table-cell table:style-name="ce1" table:formula="of:=[.E426]/21" office:value-type="float" office:value="1">
            <text:p>1</text:p>
          </table:table-cell>
          <table:table-cell table:number-columns-repeated="3"/>
          <table:table-cell table:style-name="ce1" table:formula="of:=AVERAGE([.J405:.J425])" office:value-type="float" office:value="0.216308058398231">
            <text:p>0.21630805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54">
            <text:p>754</text:p>
          </table:table-cell>
          <table:table-cell table:formula="of:=ABS([.I427]-[.H427])/[.H427]" office:value-type="float" office:value="0.0539523212045169">
            <text:p>0.05395232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47">
            <text:p>747</text:p>
          </table:table-cell>
          <table:table-cell table:formula="of:=ABS([.I428]-[.H428])/[.H428]" office:value-type="float" office:value="0.151136363636364">
            <text:p>0.15113636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596">
            <text:p>596</text:p>
          </table:table-cell>
          <table:table-cell table:formula="of:=ABS([.I429]-[.H429])/[.H429]" office:value-type="float" office:value="0.333333333333333">
            <text:p>0.3333333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911">
            <text:p>911</text:p>
          </table:table-cell>
          <table:table-cell table:formula="of:=ABS([.I430]-[.H430])/[.H430]" office:value-type="float" office:value="0.14735516372796">
            <text:p>0.14735516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17">
            <text:p>917</text:p>
          </table:table-cell>
          <table:table-cell table:formula="of:=ABS([.I431]-[.H431])/[.H431]" office:value-type="float" office:value="0.138967136150235">
            <text:p>0.13896713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82">
            <text:p>882</text:p>
          </table:table-cell>
          <table:table-cell table:formula="of:=ABS([.I432]-[.H432])/[.H432]" office:value-type="float" office:value="0.00341296928327645">
            <text:p>0.0034129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873">
            <text:p>873</text:p>
          </table:table-cell>
          <table:table-cell table:formula="of:=ABS([.I433]-[.H433])/[.H433]" office:value-type="float" office:value="0.0738007380073801">
            <text:p>0.073800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672">
            <text:p>672</text:p>
          </table:table-cell>
          <table:table-cell table:formula="of:=ABS([.I434]-[.H434])/[.H434]" office:value-type="float" office:value="0.33134328358209">
            <text:p>0.33134328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574">
            <text:p>574</text:p>
          </table:table-cell>
          <table:table-cell table:formula="of:=ABS([.I435]-[.H435])/[.H435]" office:value-type="float" office:value="0.245729303547963">
            <text:p>0.24572930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463">
            <text:p>463</text:p>
          </table:table-cell>
          <table:table-cell table:formula="of:=ABS([.I436]-[.H436])/[.H436]" office:value-type="float" office:value="0.411689961880559">
            <text:p>0.41168996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42">
            <text:p>642</text:p>
          </table:table-cell>
          <table:table-cell table:formula="of:=ABS([.I437]-[.H437])/[.H437]" office:value-type="float" office:value="0.190416141235813">
            <text:p>0.19041614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05">
            <text:p>805</text:p>
          </table:table-cell>
          <table:table-cell table:formula="of:=ABS([.I438]-[.H438])/[.H438]" office:value-type="float" office:value="0.20375865479723">
            <text:p>0.20375865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20">
            <text:p>820</text:p>
          </table:table-cell>
          <table:table-cell table:formula="of:=ABS([.I439]-[.H439])/[.H439]" office:value-type="float" office:value="0.120171673819742">
            <text:p>0.1201716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691">
            <text:p>691</text:p>
          </table:table-cell>
          <table:table-cell table:formula="of:=ABS([.I440]-[.H440])/[.H440]" office:value-type="float" office:value="0.229654403567447">
            <text:p>0.22965440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812">
            <text:p>812</text:p>
          </table:table-cell>
          <table:table-cell table:formula="of:=ABS([.I441]-[.H441])/[.H441]" office:value-type="float" office:value="0.137254901960784">
            <text:p>0.1372549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1025">
            <text:p>1025</text:p>
          </table:table-cell>
          <table:table-cell table:formula="of:=ABS([.I442]-[.H442])/[.H442]" office:value-type="float" office:value="0.0556127703398558">
            <text:p>0.05561277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586">
            <text:p>586</text:p>
          </table:table-cell>
          <table:table-cell table:formula="of:=ABS([.I443]-[.H443])/[.H443]" office:value-type="float" office:value="0.358862144420131">
            <text:p>0.35886214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979">
            <text:p>979</text:p>
          </table:table-cell>
          <table:table-cell table:formula="of:=ABS([.I444]-[.H444])/[.H444]" office:value-type="float" office:value="0.13896218117854">
            <text:p>0.13896218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643">
            <text:p>643</text:p>
          </table:table-cell>
          <table:table-cell table:formula="of:=ABS([.I445]-[.H445])/[.H445]" office:value-type="float" office:value="0.353768844221106">
            <text:p>0.35376884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621">
            <text:p>621</text:p>
          </table:table-cell>
          <table:table-cell table:formula="of:=ABS([.I446]-[.H446])/[.H446]" office:value-type="float" office:value="0.282909930715935">
            <text:p>0.28290993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616">
            <text:p>616</text:p>
          </table:table-cell>
          <table:table-cell table:formula="of:=ABS([.I447]-[.H447])/[.H447]" office:value-type="float" office:value="0.341880341880342">
            <text:p>0.341880341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27:.D447]; &quot;T&quot;)" office:value-type="float" office:value="12">
            <text:p>12</text:p>
          </table:table-cell>
          <table:table-cell table:style-name="ce1" table:formula="of:=[.E448]/21" office:value-type="float" office:value="0.571428571428571">
            <text:p>0.5714285714</text:p>
          </table:table-cell>
          <table:table-cell table:number-columns-repeated="3"/>
          <table:table-cell table:style-name="ce1" table:formula="of:=AVERAGE([.J427:.J447])" office:value-type="float" office:value="0.204951074404314">
            <text:p>0.20495107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46">
            <text:p>646</text:p>
          </table:table-cell>
          <table:table-cell table:formula="of:=ABS([.I449]-[.H449])/[.H449]" office:value-type="float" office:value="0.128205128205128">
            <text:p>0.12820512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65">
            <text:p>865</text:p>
          </table:table-cell>
          <table:table-cell table:formula="of:=ABS([.I450]-[.H450])/[.H450]" office:value-type="float" office:value="0.0561660561660562">
            <text:p>0.05616605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24">
            <text:p>824</text:p>
          </table:table-cell>
          <table:table-cell table:formula="of:=ABS([.I451]-[.H451])/[.H451]" office:value-type="float" office:value="0.0325814536340852">
            <text:p>0.03258145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903">
            <text:p>903</text:p>
          </table:table-cell>
          <table:table-cell table:formula="of:=ABS([.I452]-[.H452])/[.H452]" office:value-type="float" office:value="0.314410480349345">
            <text:p>0.31441048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17">
            <text:p>917</text:p>
          </table:table-cell>
          <table:table-cell table:formula="of:=ABS([.I453]-[.H453])/[.H453]" office:value-type="float" office:value="0.0974409448818898">
            <text:p>0.09744094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866">
            <text:p>866</text:p>
          </table:table-cell>
          <table:table-cell table:formula="of:=ABS([.I454]-[.H454])/[.H454]" office:value-type="float" office:value="0.17027027027027">
            <text:p>0.17027027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835">
            <text:p>835</text:p>
          </table:table-cell>
          <table:table-cell table:formula="of:=ABS([.I455]-[.H455])/[.H455]" office:value-type="float" office:value="0.171107994389902">
            <text:p>0.17110799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54">
            <text:p>854</text:p>
          </table:table-cell>
          <table:table-cell table:formula="of:=ABS([.I456]-[.H456])/[.H456]" office:value-type="float" office:value="0.0489977728285078">
            <text:p>0.04899777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06">
            <text:p>906</text:p>
          </table:table-cell>
          <table:table-cell table:formula="of:=ABS([.I457]-[.H457])/[.H457]" office:value-type="float" office:value="0.699812382739212">
            <text:p>0.69981238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868">
            <text:p>868</text:p>
          </table:table-cell>
          <table:table-cell table:formula="of:=ABS([.I458]-[.H458])/[.H458]" office:value-type="float" office:value="0.197241379310345">
            <text:p>0.19724137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66">
            <text:p>966</text:p>
          </table:table-cell>
          <table:table-cell table:formula="of:=ABS([.I459]-[.H459])/[.H459]" office:value-type="float" office:value="0.307171853856563">
            <text:p>0.30717185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010">
            <text:p>1010</text:p>
          </table:table-cell>
          <table:table-cell table:formula="of:=ABS([.I460]-[.H460])/[.H460]" office:value-type="float" office:value="0.195266272189349">
            <text:p>0.19526627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852">
            <text:p>852</text:p>
          </table:table-cell>
          <table:table-cell table:formula="of:=ABS([.I461]-[.H461])/[.H461]" office:value-type="float" office:value="0.0277442702050663">
            <text:p>0.0277442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854">
            <text:p>854</text:p>
          </table:table-cell>
          <table:table-cell table:formula="of:=ABS([.I462]-[.H462])/[.H462]" office:value-type="float" office:value="0.23589001447178">
            <text:p>0.23589001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758">
            <text:p>758</text:p>
          </table:table-cell>
          <table:table-cell table:formula="of:=ABS([.I463]-[.H463])/[.H463]" office:value-type="float" office:value="0.21669341894061">
            <text:p>0.21669341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374">
            <text:p>374</text:p>
          </table:table-cell>
          <table:table-cell table:formula="of:=ABS([.I464]-[.H464])/[.H464]" office:value-type="float" office:value="0.557919621749409">
            <text:p>0.55791962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967">
            <text:p>967</text:p>
          </table:table-cell>
          <table:table-cell table:formula="of:=ABS([.I465]-[.H465])/[.H465]" office:value-type="float" office:value="0.0579868708971554">
            <text:p>0.0579868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066">
            <text:p>1066</text:p>
          </table:table-cell>
          <table:table-cell table:formula="of:=ABS([.I466]-[.H466])/[.H466]" office:value-type="float" office:value="0.0724346076458753">
            <text:p>0.07243460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1054">
            <text:p>1054</text:p>
          </table:table-cell>
          <table:table-cell table:formula="of:=ABS([.I467]-[.H467])/[.H467]" office:value-type="float" office:value="0.110642781875659">
            <text:p>0.1106427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61">
            <text:p>961</text:p>
          </table:table-cell>
          <table:table-cell table:formula="of:=ABS([.I468]-[.H468])/[.H468]" office:value-type="float" office:value="0.288203753351206">
            <text:p>0.2882037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1039">
            <text:p>1039</text:p>
          </table:table-cell>
          <table:table-cell table:formula="of:=ABS([.I469]-[.H469])/[.H469]" office:value-type="float" office:value="0.13551912568306">
            <text:p>0.135519125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49:.D469]; &quot;T&quot;)" office:value-type="float" office:value="1">
            <text:p>1</text:p>
          </table:table-cell>
          <table:table-cell table:style-name="ce1" table:formula="of:=[.E470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449:.J469])" office:value-type="float" office:value="0.196271735887642">
            <text:p>0.19627173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22">
            <text:p>822</text:p>
          </table:table-cell>
          <table:table-cell table:formula="of:=ABS([.I471]-[.H471])/[.H471]" office:value-type="float" office:value="0.637450199203187">
            <text:p>0.63745019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078">
            <text:p>1078</text:p>
          </table:table-cell>
          <table:table-cell table:formula="of:=ABS([.I472]-[.H472])/[.H472]" office:value-type="float" office:value="0.446979865771812">
            <text:p>0.4469798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29">
            <text:p>1029</text:p>
          </table:table-cell>
          <table:table-cell table:formula="of:=ABS([.I473]-[.H473])/[.H473]" office:value-type="float" office:value="0.905555555555556">
            <text:p>0.90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45">
            <text:p>745</text:p>
          </table:table-cell>
          <table:table-cell table:formula="of:=ABS([.I474]-[.H474])/[.H474]" office:value-type="float" office:value="0.778042959427208">
            <text:p>0.77804295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769">
            <text:p>769</text:p>
          </table:table-cell>
          <table:table-cell table:formula="of:=ABS([.I475]-[.H475])/[.H475]" office:value-type="float" office:value="0.13589364844904">
            <text:p>0.13589364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852">
            <text:p>852</text:p>
          </table:table-cell>
          <table:table-cell table:formula="of:=ABS([.I476]-[.H476])/[.H476]" office:value-type="float" office:value="0.0390243902439024">
            <text:p>0.03902439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36">
            <text:p>536</text:p>
          </table:table-cell>
          <table:table-cell table:formula="of:=ABS([.I477]-[.H477])/[.H477]" office:value-type="float" office:value="0.707006369426752">
            <text:p>0.70700636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82">
            <text:p>1082</text:p>
          </table:table-cell>
          <table:table-cell table:formula="of:=ABS([.I478]-[.H478])/[.H478]" office:value-type="float" office:value="0.289630512514899">
            <text:p>0.28963051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759">
            <text:p>759</text:p>
          </table:table-cell>
          <table:table-cell table:formula="of:=ABS([.I479]-[.H479])/[.H479]" office:value-type="float" office:value="0.299657534246575">
            <text:p>0.2996575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814">
            <text:p>814</text:p>
          </table:table-cell>
          <table:table-cell table:formula="of:=ABS([.I480]-[.H480])/[.H480]" office:value-type="float" office:value="3.8452380952381">
            <text:p>3.84523809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67">
            <text:p>767</text:p>
          </table:table-cell>
          <table:table-cell table:formula="of:=ABS([.I481]-[.H481])/[.H481]" office:value-type="float" office:value="0.350352112676056">
            <text:p>0.35035211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844">
            <text:p>844</text:p>
          </table:table-cell>
          <table:table-cell table:formula="of:=ABS([.I482]-[.H482])/[.H482]" office:value-type="float" office:value="0.472949389179756">
            <text:p>0.47294938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778">
            <text:p>778</text:p>
          </table:table-cell>
          <table:table-cell table:formula="of:=ABS([.I483]-[.H483])/[.H483]" office:value-type="float" office:value="1.53420195439739">
            <text:p>1.5342019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905">
            <text:p>905</text:p>
          </table:table-cell>
          <table:table-cell table:formula="of:=ABS([.I484]-[.H484])/[.H484]" office:value-type="float" office:value="1.18599033816425">
            <text:p>1.1859903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27">
            <text:p>1027</text:p>
          </table:table-cell>
          <table:table-cell table:formula="of:=ABS([.I485]-[.H485])/[.H485]" office:value-type="float" office:value="0.278953922789539">
            <text:p>0.27895392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85">
            <text:p>885</text:p>
          </table:table-cell>
          <table:table-cell table:formula="of:=ABS([.I486]-[.H486])/[.H486]" office:value-type="float" office:value="1.04387990762125">
            <text:p>1.04387990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888">
            <text:p>888</text:p>
          </table:table-cell>
          <table:table-cell table:formula="of:=ABS([.I487]-[.H487])/[.H487]" office:value-type="float" office:value="0.245441795231417">
            <text:p>0.24544179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82">
            <text:p>982</text:p>
          </table:table-cell>
          <table:table-cell table:formula="of:=ABS([.I488]-[.H488])/[.H488]" office:value-type="float" office:value="0.56120826709062">
            <text:p>0.56120826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830">
            <text:p>830</text:p>
          </table:table-cell>
          <table:table-cell table:formula="of:=ABS([.I489]-[.H489])/[.H489]" office:value-type="float" office:value="0.792656587473002">
            <text:p>0.79265658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53">
            <text:p>953</text:p>
          </table:table-cell>
          <table:table-cell table:formula="of:=ABS([.I490]-[.H490])/[.H490]" office:value-type="float" office:value="0.532154340836013">
            <text:p>0.53215434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11">
            <text:p>911</text:p>
          </table:table-cell>
          <table:table-cell table:formula="of:=ABS([.I491]-[.H491])/[.H491]" office:value-type="float" office:value="1.58806818181818">
            <text:p>1.588068181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71:.D491]; &quot;T&quot;)" office:value-type="float" office:value="0">
            <text:p>0</text:p>
          </table:table-cell>
          <table:table-cell table:style-name="ce1" table:formula="of:=[.E492]/21" office:value-type="float" office:value="0">
            <text:p>0</text:p>
          </table:table-cell>
          <table:table-cell table:number-columns-repeated="3"/>
          <table:table-cell table:style-name="ce1" table:formula="of:=AVERAGE([.J471:.J491])" office:value-type="float" office:value="0.793825520350215">
            <text:p>0.79382552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869">
            <text:p>869</text:p>
          </table:table-cell>
          <table:table-cell table:formula="of:=ABS([.I493]-[.H493])/[.H493]" office:value-type="float" office:value="0.532627865961199">
            <text:p>0.5326278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878">
            <text:p>878</text:p>
          </table:table-cell>
          <table:table-cell table:formula="of:=ABS([.I494]-[.H494])/[.H494]" office:value-type="float" office:value="0.46089850249584">
            <text:p>0.46089850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884">
            <text:p>884</text:p>
          </table:table-cell>
          <table:table-cell table:formula="of:=ABS([.I495]-[.H495])/[.H495]" office:value-type="float" office:value="0.613138686131387">
            <text:p>0.61313868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39">
            <text:p>939</text:p>
          </table:table-cell>
          <table:table-cell table:formula="of:=ABS([.I496]-[.H496])/[.H496]" office:value-type="float" office:value="1.19392523364486">
            <text:p>1.1939252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24">
            <text:p>1024</text:p>
          </table:table-cell>
          <table:table-cell table:formula="of:=ABS([.I497]-[.H497])/[.H497]" office:value-type="float" office:value="0.395095367847411">
            <text:p>0.39509536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93:.D497]; &quot;T&quot;)" office:value-type="float" office:value="0">
            <text:p>0</text:p>
          </table:table-cell>
          <table:table-cell table:formula="of:=[.E498]/5" office:value-type="float" office:value="0">
            <text:p>0</text:p>
          </table:table-cell>
          <table:table-cell table:number-columns-repeated="3"/>
          <table:table-cell table:style-name="ce1" table:formula="of:=AVERAGE([.J493:.J497])" office:value-type="float" office:value="0.63913713121614">
            <text:p>0.63913713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74">
            <text:p>874</text:p>
          </table:table-cell>
          <table:table-cell table:formula="of:=ABS([.I499]-[.H499])/[.H499]" office:value-type="float" office:value="0.517361111111111">
            <text:p>0.517361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47">
            <text:p>747</text:p>
          </table:table-cell>
          <table:table-cell table:formula="of:=ABS([.I500]-[.H500])/[.H500]" office:value-type="float" office:value="0.240863787375415">
            <text:p>0.24086378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63">
            <text:p>763</text:p>
          </table:table-cell>
          <table:table-cell table:formula="of:=ABS([.I501]-[.H501])/[.H501]" office:value-type="float" office:value="0.738041002277904">
            <text:p>0.73804100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 table:formula="of:=ABS([.I502]-[.H502])/[.H502]" office:value-type="float" office:value="0.0126582278481013">
            <text:p>0.01265822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41">
            <text:p>741</text:p>
          </table:table-cell>
          <table:table-cell table:formula="of:=ABS([.I503]-[.H503])/[.H503]" office:value-type="float" office:value="0.9">
            <text:p>0.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99:.D503]; &quot;T&quot;)" office:value-type="float" office:value="0">
            <text:p>0</text:p>
          </table:table-cell>
          <table:table-cell table:style-name="ce1" table:formula="of:=[.E504]/21" office:value-type="float" office:value="0">
            <text:p>0</text:p>
          </table:table-cell>
          <table:table-cell table:number-columns-repeated="3"/>
          <table:table-cell table:style-name="ce2" table:formula="of:=AVERAGE([.J499:.J503])" office:value-type="float" office:value="0.481784825722506">
            <text:p>0.481784825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492];[.E470];[.E448];[.E426])" office:value-type="float" office:value="34">
            <text:p>34</text:p>
          </table:table-cell>
          <table:table-cell table:style-name="ce1" table:formula="of:=[.E505]/(4*21)" office:value-type="float" office:value="0.404761904761905">
            <text:p>0.4047619048</text:p>
          </table:table-cell>
          <table:table-cell table:number-columns-repeated="3"/>
          <table:table-cell table:style-name="ce3" table:formula="of:=AVERAGE([.J471:.J491];[.J449:.J469];[.J427:.J447];[.J405:.J425])" office:value-type="float" office:value="0.3528390972601">
            <text:p>0.35283909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648">
            <text:p>648</text:p>
          </table:table-cell>
          <table:table-cell table:formula="of:=ABS([.I506]-[.H506])/[.H506]" office:value-type="float" office:value="0.242105263157895">
            <text:p>0.2421052632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685">
            <text:p>685</text:p>
          </table:table-cell>
          <table:table-cell table:formula="of:=ABS([.I507]-[.H507])/[.H507]" office:value-type="float" office:value="0.246424642464246">
            <text:p>0.2464246425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44">
            <text:p>744</text:p>
          </table:table-cell>
          <table:table-cell table:formula="of:=ABS([.I508]-[.H508])/[.H508]" office:value-type="float" office:value="0.167785234899329">
            <text:p>0.16778523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88">
            <text:p>688</text:p>
          </table:table-cell>
          <table:table-cell table:formula="of:=ABS([.I509]-[.H509])/[.H509]" office:value-type="float" office:value="0.20554272517321">
            <text:p>0.20554272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792">
            <text:p>792</text:p>
          </table:table-cell>
          <table:table-cell table:formula="of:=ABS([.I510]-[.H510])/[.H510]" office:value-type="float" office:value="0.256338028169014">
            <text:p>0.25633802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794">
            <text:p>794</text:p>
          </table:table-cell>
          <table:table-cell table:formula="of:=ABS([.I511]-[.H511])/[.H511]" office:value-type="float" office:value="0.182286302780639">
            <text:p>0.1822863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797">
            <text:p>797</text:p>
          </table:table-cell>
          <table:table-cell table:formula="of:=ABS([.I512]-[.H512])/[.H512]" office:value-type="float" office:value="0.104494382022472">
            <text:p>0.104494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866">
            <text:p>866</text:p>
          </table:table-cell>
          <table:table-cell table:formula="of:=ABS([.I513]-[.H513])/[.H513]" office:value-type="float" office:value="0.152641878669276">
            <text:p>0.15264187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66">
            <text:p>766</text:p>
          </table:table-cell>
          <table:table-cell table:formula="of:=ABS([.I514]-[.H514])/[.H514]" office:value-type="float" office:value="0.110336817653891">
            <text:p>0.11033681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729">
            <text:p>729</text:p>
          </table:table-cell>
          <table:table-cell table:formula="of:=ABS([.I515]-[.H515])/[.H515]" office:value-type="float" office:value="0.213592233009709">
            <text:p>0.2135922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13">
            <text:p>813</text:p>
          </table:table-cell>
          <table:table-cell table:formula="of:=ABS([.I516]-[.H516])/[.H516]" office:value-type="float" office:value="0.116304347826087">
            <text:p>0.11630434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896">
            <text:p>896</text:p>
          </table:table-cell>
          <table:table-cell table:formula="of:=ABS([.I517]-[.H517])/[.H517]" office:value-type="float" office:value="0.164179104477612">
            <text:p>0.1641791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859">
            <text:p>859</text:p>
          </table:table-cell>
          <table:table-cell table:formula="of:=ABS([.I518]-[.H518])/[.H518]" office:value-type="float" office:value="0.0948366701791359">
            <text:p>0.0948366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745">
            <text:p>745</text:p>
          </table:table-cell>
          <table:table-cell table:formula="of:=ABS([.I519]-[.H519])/[.H519]" office:value-type="float" office:value="0.191973969631236">
            <text:p>0.19197396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23">
            <text:p>723</text:p>
          </table:table-cell>
          <table:table-cell table:formula="of:=ABS([.I520]-[.H520])/[.H520]" office:value-type="float" office:value="0.119366626065773">
            <text:p>0.11936662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788">
            <text:p>788</text:p>
          </table:table-cell>
          <table:table-cell table:formula="of:=ABS([.I521]-[.H521])/[.H521]" office:value-type="float" office:value="0.195918367346939">
            <text:p>0.19591836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828">
            <text:p>828</text:p>
          </table:table-cell>
          <table:table-cell table:formula="of:=ABS([.I522]-[.H522])/[.H522]" office:value-type="float" office:value="0.18664047151277">
            <text:p>0.18664047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930">
            <text:p>930</text:p>
          </table:table-cell>
          <table:table-cell table:formula="of:=ABS([.I523]-[.H523])/[.H523]" office:value-type="float" office:value="0.205807002561913">
            <text:p>0.2058070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827">
            <text:p>827</text:p>
          </table:table-cell>
          <table:table-cell table:formula="of:=ABS([.I524]-[.H524])/[.H524]" office:value-type="float" office:value="0.207094918504314">
            <text:p>0.20709491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820">
            <text:p>820</text:p>
          </table:table-cell>
          <table:table-cell table:formula="of:=ABS([.I525]-[.H525])/[.H525]" office:value-type="float" office:value="0.174219536757301">
            <text:p>0.17421953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049">
            <text:p>1049</text:p>
          </table:table-cell>
          <table:table-cell table:formula="of:=ABS([.I526]-[.H526])/[.H526]" office:value-type="float" office:value="0.0725022104332449">
            <text:p>0.072502210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06:.D526]; &quot;T&quot;)" office:value-type="float" office:value="21">
            <text:p>21</text:p>
          </table:table-cell>
          <table:table-cell table:style-name="ce1" table:formula="of:=[.E527]/21" office:value-type="float" office:value="1">
            <text:p>1</text:p>
          </table:table-cell>
          <table:table-cell table:number-columns-repeated="3"/>
          <table:table-cell table:style-name="ce1" table:formula="of:=AVERAGE([.J506:.J526])" office:value-type="float" office:value="0.171923368252191">
            <text:p>0.17192336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853">
            <text:p>853</text:p>
          </table:table-cell>
          <table:table-cell table:formula="of:=ABS([.I528]-[.H528])/[.H528]" office:value-type="float" office:value="0.0702634880803011">
            <text:p>0.0702634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642">
            <text:p>642</text:p>
          </table:table-cell>
          <table:table-cell table:formula="of:=ABS([.I529]-[.H529])/[.H529]" office:value-type="float" office:value="0.270454545454545">
            <text:p>0.27045454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533">
            <text:p>533</text:p>
          </table:table-cell>
          <table:table-cell table:formula="of:=ABS([.I530]-[.H530])/[.H530]" office:value-type="float" office:value="0.403803131991051">
            <text:p>0.4038031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03">
            <text:p>603</text:p>
          </table:table-cell>
          <table:table-cell table:formula="of:=ABS([.I531]-[.H531])/[.H531]" office:value-type="float" office:value="0.240554156171285">
            <text:p>0.24055415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1083">
            <text:p>1083</text:p>
          </table:table-cell>
          <table:table-cell table:formula="of:=ABS([.I532]-[.H532])/[.H532]" office:value-type="float" office:value="0.0169014084507042">
            <text:p>0.01690140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519">
            <text:p>519</text:p>
          </table:table-cell>
          <table:table-cell table:formula="of:=ABS([.I533]-[.H533])/[.H533]" office:value-type="float" office:value="0.409556313993174">
            <text:p>0.4095563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21">
            <text:p>721</text:p>
          </table:table-cell>
          <table:table-cell table:formula="of:=ABS([.I534]-[.H534])/[.H534]" office:value-type="float" office:value="0.113161131611316">
            <text:p>0.11316113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861">
            <text:p>861</text:p>
          </table:table-cell>
          <table:table-cell table:formula="of:=ABS([.I535]-[.H535])/[.H535]" office:value-type="float" office:value="0.143283582089552">
            <text:p>0.14328358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415">
            <text:p>415</text:p>
          </table:table-cell>
          <table:table-cell table:formula="of:=ABS([.I536]-[.H536])/[.H536]" office:value-type="float" office:value="0.454664914586071">
            <text:p>0.45466491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25">
            <text:p>625</text:p>
          </table:table-cell>
          <table:table-cell table:formula="of:=ABS([.I537]-[.H537])/[.H537]" office:value-type="float" office:value="0.205844980940279">
            <text:p>0.2058449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59">
            <text:p>659</text:p>
          </table:table-cell>
          <table:table-cell table:formula="of:=ABS([.I538]-[.H538])/[.H538]" office:value-type="float" office:value="0.168978562421185">
            <text:p>0.1689785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43">
            <text:p>843</text:p>
          </table:table-cell>
          <table:table-cell table:formula="of:=ABS([.I539]-[.H539])/[.H539]" office:value-type="float" office:value="0.166172106824926">
            <text:p>0.16617210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761">
            <text:p>761</text:p>
          </table:table-cell>
          <table:table-cell table:formula="of:=ABS([.I540]-[.H540])/[.H540]" office:value-type="float" office:value="0.183476394849785">
            <text:p>0.18347639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00">
            <text:p>700</text:p>
          </table:table-cell>
          <table:table-cell table:formula="of:=ABS([.I541]-[.H541])/[.H541]" office:value-type="float" office:value="0.219620958751394">
            <text:p>0.21962095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23">
            <text:p>623</text:p>
          </table:table-cell>
          <table:table-cell table:formula="of:=ABS([.I542]-[.H542])/[.H542]" office:value-type="float" office:value="0.127450980392157">
            <text:p>0.12745098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436">
            <text:p>436</text:p>
          </table:table-cell>
          <table:table-cell table:formula="of:=ABS([.I543]-[.H543])/[.H543]" office:value-type="float" office:value="0.550978372811534">
            <text:p>0.55097837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1027">
            <text:p>1027</text:p>
          </table:table-cell>
          <table:table-cell table:formula="of:=ABS([.I544]-[.H544])/[.H544]" office:value-type="float" office:value="0.12363238512035">
            <text:p>0.12363238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76">
            <text:p>1076</text:p>
          </table:table-cell>
          <table:table-cell table:formula="of:=ABS([.I545]-[.H545])/[.H545]" office:value-type="float" office:value="0.0536499560246262">
            <text:p>0.0536499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65">
            <text:p>965</text:p>
          </table:table-cell>
          <table:table-cell table:formula="of:=ABS([.I546]-[.H546])/[.H546]" office:value-type="float" office:value="0.0301507537688442">
            <text:p>0.0301507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751">
            <text:p>751</text:p>
          </table:table-cell>
          <table:table-cell table:formula="of:=ABS([.I547]-[.H547])/[.H547]" office:value-type="float" office:value="0.132794457274827">
            <text:p>0.13279445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630">
            <text:p>630</text:p>
          </table:table-cell>
          <table:table-cell table:formula="of:=ABS([.I548]-[.H548])/[.H548]" office:value-type="float" office:value="0.326923076923077">
            <text:p>0.326923076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28:.D548]; &quot;T&quot;)" office:value-type="float" office:value="17">
            <text:p>17</text:p>
          </table:table-cell>
          <table:table-cell table:style-name="ce1" table:formula="of:=[.E549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528:.J548])" office:value-type="float" office:value="0.210110269453856">
            <text:p>0.21011026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8">
            <text:p>858</text:p>
          </table:table-cell>
          <table:table-cell table:formula="of:=ABS([.I550]-[.H550])/[.H550]" office:value-type="float" office:value="0.157894736842105">
            <text:p>0.15789473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904">
            <text:p>904</text:p>
          </table:table-cell>
          <table:table-cell table:formula="of:=ABS([.I551]-[.H551])/[.H551]" office:value-type="float" office:value="0.103785103785104">
            <text:p>0.1037851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70">
            <text:p>870</text:p>
          </table:table-cell>
          <table:table-cell table:formula="of:=ABS([.I552]-[.H552])/[.H552]" office:value-type="float" office:value="0.0902255639097744">
            <text:p>0.09022556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949">
            <text:p>949</text:p>
          </table:table-cell>
          <table:table-cell table:formula="of:=ABS([.I553]-[.H553])/[.H553]" office:value-type="float" office:value="0.38136826783115">
            <text:p>0.38136826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97">
            <text:p>897</text:p>
          </table:table-cell>
          <table:table-cell table:formula="of:=ABS([.I554]-[.H554])/[.H554]" office:value-type="float" office:value="0.117125984251969">
            <text:p>0.11712598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00">
            <text:p>900</text:p>
          </table:table-cell>
          <table:table-cell table:formula="of:=ABS([.I555]-[.H555])/[.H555]" office:value-type="float" office:value="0.216216216216216">
            <text:p>0.21621621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851">
            <text:p>851</text:p>
          </table:table-cell>
          <table:table-cell table:formula="of:=ABS([.I556]-[.H556])/[.H556]" office:value-type="float" office:value="0.193548387096774">
            <text:p>0.19354838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18">
            <text:p>1018</text:p>
          </table:table-cell>
          <table:table-cell table:formula="of:=ABS([.I557]-[.H557])/[.H557]" office:value-type="float" office:value="0.133630289532294">
            <text:p>0.13363028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01">
            <text:p>901</text:p>
          </table:table-cell>
          <table:table-cell table:formula="of:=ABS([.I558]-[.H558])/[.H558]" office:value-type="float" office:value="0.690431519699812">
            <text:p>0.69043151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19">
            <text:p>919</text:p>
          </table:table-cell>
          <table:table-cell table:formula="of:=ABS([.I559]-[.H559])/[.H559]" office:value-type="float" office:value="0.267586206896552">
            <text:p>0.26758620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880">
            <text:p>880</text:p>
          </table:table-cell>
          <table:table-cell table:formula="of:=ABS([.I560]-[.H560])/[.H560]" office:value-type="float" office:value="0.190798376184032">
            <text:p>0.19079837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000">
            <text:p>1000</text:p>
          </table:table-cell>
          <table:table-cell table:formula="of:=ABS([.I561]-[.H561])/[.H561]" office:value-type="float" office:value="0.183431952662722">
            <text:p>0.18343195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80">
            <text:p>980</text:p>
          </table:table-cell>
          <table:table-cell table:formula="of:=ABS([.I562]-[.H562])/[.H562]" office:value-type="float" office:value="0.182147165259349">
            <text:p>0.18214716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992">
            <text:p>992</text:p>
          </table:table-cell>
          <table:table-cell table:formula="of:=ABS([.I563]-[.H563])/[.H563]" office:value-type="float" office:value="0.435600578871201">
            <text:p>0.43560057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730">
            <text:p>730</text:p>
          </table:table-cell>
          <table:table-cell table:formula="of:=ABS([.I564]-[.H564])/[.H564]" office:value-type="float" office:value="0.171749598715891">
            <text:p>0.17174959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406">
            <text:p>406</text:p>
          </table:table-cell>
          <table:table-cell table:formula="of:=ABS([.I565]-[.H565])/[.H565]" office:value-type="float" office:value="0.520094562647754">
            <text:p>0.52009456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064">
            <text:p>1064</text:p>
          </table:table-cell>
          <table:table-cell table:formula="of:=ABS([.I566]-[.H566])/[.H566]" office:value-type="float" office:value="0.164113785557987">
            <text:p>0.16411378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038">
            <text:p>1038</text:p>
          </table:table-cell>
          <table:table-cell table:formula="of:=ABS([.I567]-[.H567])/[.H567]" office:value-type="float" office:value="0.0442655935613682">
            <text:p>0.04426559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55">
            <text:p>955</text:p>
          </table:table-cell>
          <table:table-cell table:formula="of:=ABS([.I568]-[.H568])/[.H568]" office:value-type="float" office:value="0.00632244467860906">
            <text:p>0.00632244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18">
            <text:p>918</text:p>
          </table:table-cell>
          <table:table-cell table:formula="of:=ABS([.I569]-[.H569])/[.H569]" office:value-type="float" office:value="0.230563002680965">
            <text:p>0.23056300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1101">
            <text:p>1101</text:p>
          </table:table-cell>
          <table:table-cell table:formula="of:=ABS([.I570]-[.H570])/[.H570]" office:value-type="float" office:value="0.20327868852459">
            <text:p>0.20327868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50:.D570]; &quot;T&quot;)" office:value-type="float" office:value="2">
            <text:p>2</text:p>
          </table:table-cell>
          <table:table-cell table:style-name="ce1" table:formula="of:=[.E571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550:.J570])" office:value-type="float" office:value="0.223056096447915">
            <text:p>0.22305609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91">
            <text:p>791</text:p>
          </table:table-cell>
          <table:table-cell table:formula="of:=ABS([.I572]-[.H572])/[.H572]" office:value-type="float" office:value="0.575697211155379">
            <text:p>0.57569721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45">
            <text:p>1145</text:p>
          </table:table-cell>
          <table:table-cell table:formula="of:=ABS([.I573]-[.H573])/[.H573]" office:value-type="float" office:value="0.536912751677852">
            <text:p>0.53691275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945">
            <text:p>945</text:p>
          </table:table-cell>
          <table:table-cell table:formula="of:=ABS([.I574]-[.H574])/[.H574]" office:value-type="float" office:value="0.75">
            <text:p>0.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09">
            <text:p>809</text:p>
          </table:table-cell>
          <table:table-cell table:formula="of:=ABS([.I575]-[.H575])/[.H575]" office:value-type="float" office:value="0.930787589498807">
            <text:p>0.93078758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19">
            <text:p>919</text:p>
          </table:table-cell>
          <table:table-cell table:formula="of:=ABS([.I576]-[.H576])/[.H576]" office:value-type="float" office:value="0.357459379615953">
            <text:p>0.35745937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74">
            <text:p>974</text:p>
          </table:table-cell>
          <table:table-cell table:formula="of:=ABS([.I577]-[.H577])/[.H577]" office:value-type="float" office:value="0.18780487804878">
            <text:p>0.1878048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3">
            <text:p>573</text:p>
          </table:table-cell>
          <table:table-cell table:formula="of:=ABS([.I578]-[.H578])/[.H578]" office:value-type="float" office:value="0.82484076433121">
            <text:p>0.8248407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43">
            <text:p>1043</text:p>
          </table:table-cell>
          <table:table-cell table:formula="of:=ABS([.I579]-[.H579])/[.H579]" office:value-type="float" office:value="0.243146603098927">
            <text:p>0.24314660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72">
            <text:p>872</text:p>
          </table:table-cell>
          <table:table-cell table:formula="of:=ABS([.I580]-[.H580])/[.H580]" office:value-type="float" office:value="0.493150684931507">
            <text:p>0.49315068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791">
            <text:p>791</text:p>
          </table:table-cell>
          <table:table-cell table:formula="of:=ABS([.I581]-[.H581])/[.H581]" office:value-type="float" office:value="3.70833333333333">
            <text:p>3.7083333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89">
            <text:p>789</text:p>
          </table:table-cell>
          <table:table-cell table:formula="of:=ABS([.I582]-[.H582])/[.H582]" office:value-type="float" office:value="0.389084507042253">
            <text:p>0.389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878">
            <text:p>878</text:p>
          </table:table-cell>
          <table:table-cell table:formula="of:=ABS([.I583]-[.H583])/[.H583]" office:value-type="float" office:value="0.532286212914485">
            <text:p>0.53228621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95">
            <text:p>895</text:p>
          </table:table-cell>
          <table:table-cell table:formula="of:=ABS([.I584]-[.H584])/[.H584]" office:value-type="float" office:value="1.91530944625407">
            <text:p>1.91530944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903">
            <text:p>903</text:p>
          </table:table-cell>
          <table:table-cell table:formula="of:=ABS([.I585]-[.H585])/[.H585]" office:value-type="float" office:value="1.18115942028986">
            <text:p>1.18115942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70">
            <text:p>1070</text:p>
          </table:table-cell>
          <table:table-cell table:formula="of:=ABS([.I586]-[.H586])/[.H586]" office:value-type="float" office:value="0.332503113325031">
            <text:p>0.33250311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72">
            <text:p>872</text:p>
          </table:table-cell>
          <table:table-cell table:formula="of:=ABS([.I587]-[.H587])/[.H587]" office:value-type="float" office:value="1.01385681293303">
            <text:p>1.01385681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1020">
            <text:p>1020</text:p>
          </table:table-cell>
          <table:table-cell table:formula="of:=ABS([.I588]-[.H588])/[.H588]" office:value-type="float" office:value="0.430575035063114">
            <text:p>0.43057503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82">
            <text:p>982</text:p>
          </table:table-cell>
          <table:table-cell table:formula="of:=ABS([.I589]-[.H589])/[.H589]" office:value-type="float" office:value="0.56120826709062">
            <text:p>0.56120826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2">
            <text:p>932</text:p>
          </table:table-cell>
          <table:table-cell table:formula="of:=ABS([.I590]-[.H590])/[.H590]" office:value-type="float" office:value="1.01295896328294">
            <text:p>1.01295896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55">
            <text:p>955</text:p>
          </table:table-cell>
          <table:table-cell table:formula="of:=ABS([.I591]-[.H591])/[.H591]" office:value-type="float" office:value="0.535369774919614">
            <text:p>0.53536977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856">
            <text:p>856</text:p>
          </table:table-cell>
          <table:table-cell table:formula="of:=ABS([.I592]-[.H592])/[.H592]" office:value-type="float" office:value="1.43181818181818">
            <text:p>1.431818181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72:.D592]; &quot;T&quot;)" office:value-type="float" office:value="0">
            <text:p>0</text:p>
          </table:table-cell>
          <table:table-cell table:style-name="ce1" table:formula="of:=[.E593]/21" office:value-type="float" office:value="0">
            <text:p>0</text:p>
          </table:table-cell>
          <table:table-cell table:number-columns-repeated="3"/>
          <table:table-cell table:style-name="ce1" table:formula="of:=AVERAGE([.J572:.J592])" office:value-type="float" office:value="0.85448871098214">
            <text:p>0.854488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98">
            <text:p>998</text:p>
          </table:table-cell>
          <table:table-cell table:formula="of:=ABS([.I594]-[.H594])/[.H594]" office:value-type="float" office:value="0.760141093474427">
            <text:p>0.76014109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42">
            <text:p>1142</text:p>
          </table:table-cell>
          <table:table-cell table:formula="of:=ABS([.I595]-[.H595])/[.H595]" office:value-type="float" office:value="0.900166389351081">
            <text:p>0.90016638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33">
            <text:p>1033</text:p>
          </table:table-cell>
          <table:table-cell table:formula="of:=ABS([.I596]-[.H596])/[.H596]" office:value-type="float" office:value="0.885036496350365">
            <text:p>0.88503649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84">
            <text:p>884</text:p>
          </table:table-cell>
          <table:table-cell table:formula="of:=ABS([.I597]-[.H597])/[.H597]" office:value-type="float" office:value="1.06542056074766">
            <text:p>1.065420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37">
            <text:p>937</text:p>
          </table:table-cell>
          <table:table-cell table:formula="of:=ABS([.I598]-[.H598])/[.H598]" office:value-type="float" office:value="0.276566757493188">
            <text:p>0.276566757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594:.D598]; &quot;T&quot;)" office:value-type="float" office:value="0">
            <text:p>0</text:p>
          </table:table-cell>
          <table:table-cell table:formula="of:=[.E599]/5" office:value-type="float" office:value="0">
            <text:p>0</text:p>
          </table:table-cell>
          <table:table-cell table:number-columns-repeated="3"/>
          <table:table-cell table:style-name="ce1" table:formula="of:=AVERAGE([.J594:.J598])" office:value-type="float" office:value="0.777466259483345">
            <text:p>0.77746625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74">
            <text:p>874</text:p>
          </table:table-cell>
          <table:table-cell table:formula="of:=ABS([.I600]-[.H600])/[.H600]" office:value-type="float" office:value="0.517361111111111">
            <text:p>0.517361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50">
            <text:p>850</text:p>
          </table:table-cell>
          <table:table-cell table:formula="of:=ABS([.I601]-[.H601])/[.H601]" office:value-type="float" office:value="0.411960132890365">
            <text:p>0.4119601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65">
            <text:p>865</text:p>
          </table:table-cell>
          <table:table-cell table:formula="of:=ABS([.I602]-[.H602])/[.H602]" office:value-type="float" office:value="0.970387243735763">
            <text:p>0.97038724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69">
            <text:p>869</text:p>
          </table:table-cell>
          <table:table-cell table:formula="of:=ABS([.I603]-[.H603])/[.H603]" office:value-type="float" office:value="0.1">
            <text:p>0.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59">
            <text:p>759</text:p>
          </table:table-cell>
          <table:table-cell table:formula="of:=ABS([.I604]-[.H604])/[.H604]" office:value-type="float" office:value="0.946153846153846">
            <text:p>0.946153846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0:.D604]; &quot;T&quot;)" office:value-type="float" office:value="0">
            <text:p>0</text:p>
          </table:table-cell>
          <table:table-cell table:style-name="ce1" table:formula="of:=[.E605]/21" office:value-type="float" office:value="0">
            <text:p>0</text:p>
          </table:table-cell>
          <table:table-cell table:number-columns-repeated="3"/>
          <table:table-cell table:style-name="ce2" table:formula="of:=AVERAGE([.J600:.J604])" office:value-type="float" office:value="0.589172466778217">
            <text:p>0.589172466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593];[.E571];[.E549];[.E527])" office:value-type="float" office:value="40">
            <text:p>40</text:p>
          </table:table-cell>
          <table:table-cell table:style-name="ce1" table:formula="of:=[.E606]/(4*21)" office:value-type="float" office:value="0.476190476190476">
            <text:p>0.4761904762</text:p>
          </table:table-cell>
          <table:table-cell table:number-columns-repeated="3"/>
          <table:table-cell table:style-name="ce3" table:formula="of:=AVERAGE([.J572:.J592];[.J550:.J570];[.J528:.J548];[.J506:.J526])" office:value-type="float" office:value="0.364894611284026">
            <text:p>0.3648946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3">
            <text:p>853</text:p>
          </table:table-cell>
          <table:table-cell table:formula="of:=ABS([.I607]-[.H607])/[.H607]" office:value-type="float" office:value="0.00233918128654971">
            <text:p>0.0023391813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734">
            <text:p>734</text:p>
          </table:table-cell>
          <table:table-cell table:formula="of:=ABS([.I608]-[.H608])/[.H608]" office:value-type="float" office:value="0.192519251925193">
            <text:p>0.1925192519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83">
            <text:p>783</text:p>
          </table:table-cell>
          <table:table-cell table:formula="of:=ABS([.I609]-[.H609])/[.H609]" office:value-type="float" office:value="0.124161073825503">
            <text:p>0.1241610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49">
            <text:p>749</text:p>
          </table:table-cell>
          <table:table-cell table:formula="of:=ABS([.I610]-[.H610])/[.H610]" office:value-type="float" office:value="0.135103926096998">
            <text:p>0.13510392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611]-[.H611])/[.H6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08">
            <text:p>908</text:p>
          </table:table-cell>
          <table:table-cell table:formula="of:=ABS([.I612]-[.H612])/[.H612]" office:value-type="float" office:value="0.0648815653964985">
            <text:p>0.0648815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764">
            <text:p>764</text:p>
          </table:table-cell>
          <table:table-cell table:formula="of:=ABS([.I613]-[.H613])/[.H613]" office:value-type="float" office:value="0.141573033707865">
            <text:p>0.14157303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787">
            <text:p>787</text:p>
          </table:table-cell>
          <table:table-cell table:formula="of:=ABS([.I614]-[.H614])/[.H614]" office:value-type="float" office:value="0.229941291585127">
            <text:p>0.22994129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699">
            <text:p>699</text:p>
          </table:table-cell>
          <table:table-cell table:formula="of:=ABS([.I615]-[.H615])/[.H615]" office:value-type="float" office:value="0.18815331010453">
            <text:p>0.1881533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27">
            <text:p>827</text:p>
          </table:table-cell>
          <table:table-cell table:formula="of:=ABS([.I616]-[.H616])/[.H616]" office:value-type="float" office:value="0.107874865156419">
            <text:p>0.10787486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29">
            <text:p>829</text:p>
          </table:table-cell>
          <table:table-cell table:formula="of:=ABS([.I617]-[.H617])/[.H617]" office:value-type="float" office:value="0.0989130434782609">
            <text:p>0.09891304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12">
            <text:p>1012</text:p>
          </table:table-cell>
          <table:table-cell table:formula="of:=ABS([.I618]-[.H618])/[.H618]" office:value-type="float" office:value="0.0559701492537313">
            <text:p>0.05597014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882">
            <text:p>882</text:p>
          </table:table-cell>
          <table:table-cell table:formula="of:=ABS([.I619]-[.H619])/[.H619]" office:value-type="float" office:value="0.0706006322444679">
            <text:p>0.07060063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71">
            <text:p>871</text:p>
          </table:table-cell>
          <table:table-cell table:formula="of:=ABS([.I620]-[.H620])/[.H620]" office:value-type="float" office:value="0.0553145336225597">
            <text:p>0.0553145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29">
            <text:p>729</text:p>
          </table:table-cell>
          <table:table-cell table:formula="of:=ABS([.I621]-[.H621])/[.H621]" office:value-type="float" office:value="0.112058465286236">
            <text:p>0.11205846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67">
            <text:p>867</text:p>
          </table:table-cell>
          <table:table-cell table:formula="of:=ABS([.I622]-[.H622])/[.H622]" office:value-type="float" office:value="0.11530612244898">
            <text:p>0.11530612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848">
            <text:p>848</text:p>
          </table:table-cell>
          <table:table-cell table:formula="of:=ABS([.I623]-[.H623])/[.H623]" office:value-type="float" office:value="0.166994106090373">
            <text:p>0.16699410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027">
            <text:p>1027</text:p>
          </table:table-cell>
          <table:table-cell table:formula="of:=ABS([.I624]-[.H624])/[.H624]" office:value-type="float" office:value="0.122971818958155">
            <text:p>0.122971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86">
            <text:p>986</text:p>
          </table:table-cell>
          <table:table-cell table:formula="of:=ABS([.I625]-[.H625])/[.H625]" office:value-type="float" office:value="0.0546500479386385">
            <text:p>0.05465004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67">
            <text:p>967</text:p>
          </table:table-cell>
          <table:table-cell table:formula="of:=ABS([.I626]-[.H626])/[.H626]" office:value-type="float" office:value="0.0261832829808661">
            <text:p>0.026183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031">
            <text:p>1031</text:p>
          </table:table-cell>
          <table:table-cell table:formula="of:=ABS([.I627]-[.H627])/[.H627]" office:value-type="float" office:value="0.0884173297966401">
            <text:p>0.088417329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7:.D627]; &quot;T&quot;)" office:value-type="float" office:value="21">
            <text:p>21</text:p>
          </table:table-cell>
          <table:table-cell table:style-name="ce1" table:formula="of:=[.E628]/21" office:value-type="float" office:value="1">
            <text:p>1</text:p>
          </table:table-cell>
          <table:table-cell table:number-columns-repeated="3"/>
          <table:table-cell table:style-name="ce1" table:formula="of:=AVERAGE([.J607:.J627])" office:value-type="float" office:value="0.102567953865885">
            <text:p>0.10256795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60">
            <text:p>660</text:p>
          </table:table-cell>
          <table:table-cell table:formula="of:=ABS([.I629]-[.H629])/[.H629]" office:value-type="float" office:value="0.17189460476788">
            <text:p>0.17189460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962">
            <text:p>962</text:p>
          </table:table-cell>
          <table:table-cell table:formula="of:=ABS([.I630]-[.H630])/[.H630]" office:value-type="float" office:value="0.0931818181818182">
            <text:p>0.09318181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36">
            <text:p>736</text:p>
          </table:table-cell>
          <table:table-cell table:formula="of:=ABS([.I631]-[.H631])/[.H631]" office:value-type="float" office:value="0.176733780760626">
            <text:p>0.17673378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507">
            <text:p>507</text:p>
          </table:table-cell>
          <table:table-cell table:formula="of:=ABS([.I632]-[.H632])/[.H632]" office:value-type="float" office:value="0.361460957178841">
            <text:p>0.36146095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54">
            <text:p>954</text:p>
          </table:table-cell>
          <table:table-cell table:formula="of:=ABS([.I633]-[.H633])/[.H633]" office:value-type="float" office:value="0.104225352112676">
            <text:p>0.10422535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916">
            <text:p>916</text:p>
          </table:table-cell>
          <table:table-cell table:formula="of:=ABS([.I634]-[.H634])/[.H634]" office:value-type="float" office:value="0.0420932878270762">
            <text:p>0.04209328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61">
            <text:p>761</text:p>
          </table:table-cell>
          <table:table-cell table:formula="of:=ABS([.I635]-[.H635])/[.H635]" office:value-type="float" office:value="0.0639606396063961">
            <text:p>0.06396063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567">
            <text:p>567</text:p>
          </table:table-cell>
          <table:table-cell table:formula="of:=ABS([.I636]-[.H636])/[.H636]" office:value-type="float" office:value="0.435820895522388">
            <text:p>0.43582089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887">
            <text:p>887</text:p>
          </table:table-cell>
          <table:table-cell table:formula="of:=ABS([.I637]-[.H637])/[.H637]" office:value-type="float" office:value="0.16557161629435">
            <text:p>0.16557161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77">
            <text:p>677</text:p>
          </table:table-cell>
          <table:table-cell table:formula="of:=ABS([.I638]-[.H638])/[.H638]" office:value-type="float" office:value="0.139771283354511">
            <text:p>0.13977128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15">
            <text:p>715</text:p>
          </table:table-cell>
          <table:table-cell table:formula="of:=ABS([.I639]-[.H639])/[.H639]" office:value-type="float" office:value="0.0983606557377049">
            <text:p>0.09836065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760">
            <text:p>760</text:p>
          </table:table-cell>
          <table:table-cell table:formula="of:=ABS([.I640]-[.H640])/[.H640]" office:value-type="float" office:value="0.248269040553907">
            <text:p>0.24826904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99">
            <text:p>899</text:p>
          </table:table-cell>
          <table:table-cell table:formula="of:=ABS([.I641]-[.H641])/[.H641]" office:value-type="float" office:value="0.0354077253218884">
            <text:p>0.03540772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650">
            <text:p>650</text:p>
          </table:table-cell>
          <table:table-cell table:formula="of:=ABS([.I642]-[.H642])/[.H642]" office:value-type="float" office:value="0.27536231884058">
            <text:p>0.27536231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24">
            <text:p>624</text:p>
          </table:table-cell>
          <table:table-cell table:formula="of:=ABS([.I643]-[.H643])/[.H643]" office:value-type="float" office:value="0.126050420168067">
            <text:p>0.1260504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67">
            <text:p>767</text:p>
          </table:table-cell>
          <table:table-cell table:formula="of:=ABS([.I644]-[.H644])/[.H644]" office:value-type="float" office:value="0.210092687950566">
            <text:p>0.210092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598">
            <text:p>598</text:p>
          </table:table-cell>
          <table:table-cell table:formula="of:=ABS([.I645]-[.H645])/[.H645]" office:value-type="float" office:value="0.345733041575492">
            <text:p>0.34573304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04">
            <text:p>1004</text:p>
          </table:table-cell>
          <table:table-cell table:formula="of:=ABS([.I646]-[.H646])/[.H646]" office:value-type="float" office:value="0.116974494283201">
            <text:p>0.11697449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32">
            <text:p>932</text:p>
          </table:table-cell>
          <table:table-cell table:formula="of:=ABS([.I647]-[.H647])/[.H647]" office:value-type="float" office:value="0.0633165829145729">
            <text:p>0.06331658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30">
            <text:p>830</text:p>
          </table:table-cell>
          <table:table-cell table:formula="of:=ABS([.I648]-[.H648])/[.H648]" office:value-type="float" office:value="0.0415704387990762">
            <text:p>0.04157043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693">
            <text:p>693</text:p>
          </table:table-cell>
          <table:table-cell table:formula="of:=ABS([.I649]-[.H649])/[.H649]" office:value-type="float" office:value="0.259615384615385">
            <text:p>0.259615384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29:.D649]; &quot;T&quot;)" office:value-type="float" office:value="18">
            <text:p>18</text:p>
          </table:table-cell>
          <table:table-cell table:style-name="ce1" table:formula="of:=[.E650]/21" office:value-type="float" office:value="0.857142857142857">
            <text:p>0.8571428571</text:p>
          </table:table-cell>
          <table:table-cell table:number-columns-repeated="3"/>
          <table:table-cell table:style-name="ce1" table:formula="of:=AVERAGE([.J629:.J649])" office:value-type="float" office:value="0.170260334588905">
            <text:p>0.17026033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39">
            <text:p>839</text:p>
          </table:table-cell>
          <table:table-cell table:formula="of:=ABS([.I651]-[.H651])/[.H651]" office:value-type="float" office:value="0.13225371120108">
            <text:p>0.13225371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942">
            <text:p>942</text:p>
          </table:table-cell>
          <table:table-cell table:formula="of:=ABS([.I652]-[.H652])/[.H652]" office:value-type="float" office:value="0.15018315018315">
            <text:p>0.15018315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06">
            <text:p>706</text:p>
          </table:table-cell>
          <table:table-cell table:formula="of:=ABS([.I653]-[.H653])/[.H653]" office:value-type="float" office:value="0.115288220551378">
            <text:p>0.11528822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884">
            <text:p>884</text:p>
          </table:table-cell>
          <table:table-cell table:formula="of:=ABS([.I654]-[.H654])/[.H654]" office:value-type="float" office:value="0.286754002911208">
            <text:p>0.28675400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776">
            <text:p>776</text:p>
          </table:table-cell>
          <table:table-cell table:formula="of:=ABS([.I655]-[.H655])/[.H655]" office:value-type="float" office:value="0.236220472440945">
            <text:p>0.23622047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96">
            <text:p>996</text:p>
          </table:table-cell>
          <table:table-cell table:formula="of:=ABS([.I656]-[.H656])/[.H656]" office:value-type="float" office:value="0.345945945945946">
            <text:p>0.34594594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58">
            <text:p>958</text:p>
          </table:table-cell>
          <table:table-cell table:formula="of:=ABS([.I657]-[.H657])/[.H657]" office:value-type="float" office:value="0.343618513323983">
            <text:p>0.34361851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993">
            <text:p>993</text:p>
          </table:table-cell>
          <table:table-cell table:formula="of:=ABS([.I658]-[.H658])/[.H658]" office:value-type="float" office:value="0.105790645879733">
            <text:p>0.10579064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11">
            <text:p>911</text:p>
          </table:table-cell>
          <table:table-cell table:formula="of:=ABS([.I659]-[.H659])/[.H659]" office:value-type="float" office:value="0.709193245778612">
            <text:p>0.70919324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35">
            <text:p>635</text:p>
          </table:table-cell>
          <table:table-cell table:formula="of:=ABS([.I660]-[.H660])/[.H660]" office:value-type="float" office:value="0.124137931034483">
            <text:p>0.12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26">
            <text:p>926</text:p>
          </table:table-cell>
          <table:table-cell table:formula="of:=ABS([.I661]-[.H661])/[.H661]" office:value-type="float" office:value="0.253044654939107">
            <text:p>0.25304465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21">
            <text:p>1121</text:p>
          </table:table-cell>
          <table:table-cell table:formula="of:=ABS([.I662]-[.H662])/[.H662]" office:value-type="float" office:value="0.326627218934911">
            <text:p>0.32662721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80">
            <text:p>980</text:p>
          </table:table-cell>
          <table:table-cell table:formula="of:=ABS([.I663]-[.H663])/[.H663]" office:value-type="float" office:value="0.182147165259349">
            <text:p>0.18214716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828">
            <text:p>828</text:p>
          </table:table-cell>
          <table:table-cell table:formula="of:=ABS([.I664]-[.H664])/[.H664]" office:value-type="float" office:value="0.198263386396527">
            <text:p>0.19826338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20">
            <text:p>820</text:p>
          </table:table-cell>
          <table:table-cell table:formula="of:=ABS([.I665]-[.H665])/[.H665]" office:value-type="float" office:value="0.316211878009631">
            <text:p>0.3162118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993">
            <text:p>993</text:p>
          </table:table-cell>
          <table:table-cell table:formula="of:=ABS([.I666]-[.H666])/[.H666]" office:value-type="float" office:value="0.173758865248227">
            <text:p>0.17375886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052">
            <text:p>1052</text:p>
          </table:table-cell>
          <table:table-cell table:formula="of:=ABS([.I667]-[.H667])/[.H667]" office:value-type="float" office:value="0.150984682713348">
            <text:p>0.15098468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152">
            <text:p>1152</text:p>
          </table:table-cell>
          <table:table-cell table:formula="of:=ABS([.I668]-[.H668])/[.H668]" office:value-type="float" office:value="0.158953722334004">
            <text:p>0.15895372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52">
            <text:p>952</text:p>
          </table:table-cell>
          <table:table-cell table:formula="of:=ABS([.I669]-[.H669])/[.H669]" office:value-type="float" office:value="0.00316122233930453">
            <text:p>0.00316122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1001">
            <text:p>1001</text:p>
          </table:table-cell>
          <table:table-cell table:formula="of:=ABS([.I670]-[.H670])/[.H670]" office:value-type="float" office:value="0.341823056300268">
            <text:p>0.34182305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641">
            <text:p>641</text:p>
          </table:table-cell>
          <table:table-cell table:formula="of:=ABS([.I671]-[.H671])/[.H671]" office:value-type="float" office:value="0.299453551912568">
            <text:p>0.299453551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51:.D671]; &quot;T&quot;)" office:value-type="float" office:value="4">
            <text:p>4</text:p>
          </table:table-cell>
          <table:table-cell table:style-name="ce1" table:formula="of:=[.E672]/21" office:value-type="float" office:value="0.19047619047619">
            <text:p>0.1904761905</text:p>
          </table:table-cell>
          <table:table-cell table:number-columns-repeated="3"/>
          <table:table-cell table:style-name="ce1" table:formula="of:=AVERAGE([.J651:.J671])" office:value-type="float" office:value="0.235895963982751">
            <text:p>0.2358959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89">
            <text:p>889</text:p>
          </table:table-cell>
          <table:table-cell table:formula="of:=ABS([.I673]-[.H673])/[.H673]" office:value-type="float" office:value="0.770916334661355">
            <text:p>0.7709163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54">
            <text:p>1254</text:p>
          </table:table-cell>
          <table:table-cell table:formula="of:=ABS([.I674]-[.H674])/[.H674]" office:value-type="float" office:value="0.683221476510067">
            <text:p>0.68322147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56">
            <text:p>1056</text:p>
          </table:table-cell>
          <table:table-cell table:formula="of:=ABS([.I675]-[.H675])/[.H675]" office:value-type="float" office:value="0.955555555555556">
            <text:p>0.95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79">
            <text:p>779</text:p>
          </table:table-cell>
          <table:table-cell table:formula="of:=ABS([.I676]-[.H676])/[.H676]" office:value-type="float" office:value="0.859188544152745">
            <text:p>0.85918854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13">
            <text:p>913</text:p>
          </table:table-cell>
          <table:table-cell table:formula="of:=ABS([.I677]-[.H677])/[.H677]" office:value-type="float" office:value="0.348596750369276">
            <text:p>0.34859675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62">
            <text:p>962</text:p>
          </table:table-cell>
          <table:table-cell table:formula="of:=ABS([.I678]-[.H678])/[.H678]" office:value-type="float" office:value="0.173170731707317">
            <text:p>0.1731707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7">
            <text:p>577</text:p>
          </table:table-cell>
          <table:table-cell table:formula="of:=ABS([.I679]-[.H679])/[.H679]" office:value-type="float" office:value="0.837579617834395">
            <text:p>0.83757961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07">
            <text:p>1107</text:p>
          </table:table-cell>
          <table:table-cell table:formula="of:=ABS([.I680]-[.H680])/[.H680]" office:value-type="float" office:value="0.31942789034565">
            <text:p>0.31942789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69">
            <text:p>869</text:p>
          </table:table-cell>
          <table:table-cell table:formula="of:=ABS([.I681]-[.H681])/[.H681]" office:value-type="float" office:value="0.488013698630137">
            <text:p>0.48801369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872">
            <text:p>872</text:p>
          </table:table-cell>
          <table:table-cell table:formula="of:=ABS([.I682]-[.H682])/[.H682]" office:value-type="float" office:value="4.19047619047619">
            <text:p>4.1904761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09">
            <text:p>809</text:p>
          </table:table-cell>
          <table:table-cell table:formula="of:=ABS([.I683]-[.H683])/[.H683]" office:value-type="float" office:value="0.424295774647887">
            <text:p>0.42429577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99">
            <text:p>999</text:p>
          </table:table-cell>
          <table:table-cell table:formula="of:=ABS([.I684]-[.H684])/[.H684]" office:value-type="float" office:value="0.743455497382199">
            <text:p>0.74345549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0">
            <text:p>950</text:p>
          </table:table-cell>
          <table:table-cell table:formula="of:=ABS([.I685]-[.H685])/[.H685]" office:value-type="float" office:value="2.09446254071661">
            <text:p>2.09446254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41">
            <text:p>1041</text:p>
          </table:table-cell>
          <table:table-cell table:formula="of:=ABS([.I686]-[.H686])/[.H686]" office:value-type="float" office:value="1.51449275362319">
            <text:p>1.51449275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52">
            <text:p>1052</text:p>
          </table:table-cell>
          <table:table-cell table:formula="of:=ABS([.I687]-[.H687])/[.H687]" office:value-type="float" office:value="0.310087173100872">
            <text:p>0.3100871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688]-[.H688])/[.H688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689]-[.H689])/[.H689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47">
            <text:p>1047</text:p>
          </table:table-cell>
          <table:table-cell table:formula="of:=ABS([.I690]-[.H690])/[.H690]" office:value-type="float" office:value="0.664546899841017">
            <text:p>0.66454689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0">
            <text:p>930</text:p>
          </table:table-cell>
          <table:table-cell table:formula="of:=ABS([.I691]-[.H691])/[.H691]" office:value-type="float" office:value="1.00863930885529">
            <text:p>1.00863930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14">
            <text:p>914</text:p>
          </table:table-cell>
          <table:table-cell table:formula="of:=ABS([.I692]-[.H692])/[.H692]" office:value-type="float" office:value="0.469453376205788">
            <text:p>0.46945337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02">
            <text:p>902</text:p>
          </table:table-cell>
          <table:table-cell table:formula="of:=ABS([.I693]-[.H693])/[.H693]" office:value-type="float" office:value="1.5625">
            <text:p>1.562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3:.D693]; &quot;T&quot;)" office:value-type="float" office:value="0">
            <text:p>0</text:p>
          </table:table-cell>
          <table:table-cell table:style-name="ce1" table:formula="of:=[.E694]/21" office:value-type="float" office:value="0">
            <text:p>0</text:p>
          </table:table-cell>
          <table:table-cell table:number-columns-repeated="3"/>
          <table:table-cell table:style-name="ce1" table:formula="of:=AVERAGE([.J673:.J693])" office:value-type="float" office:value="0.95371598911993">
            <text:p>0.95371598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11">
            <text:p>1011</text:p>
          </table:table-cell>
          <table:table-cell table:formula="of:=ABS([.I695]-[.H695])/[.H695]" office:value-type="float" office:value="0.783068783068783">
            <text:p>0.7830687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55">
            <text:p>1055</text:p>
          </table:table-cell>
          <table:table-cell table:formula="of:=ABS([.I696]-[.H696])/[.H696]" office:value-type="float" office:value="0.75540765391015">
            <text:p>0.75540765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20">
            <text:p>1120</text:p>
          </table:table-cell>
          <table:table-cell table:formula="of:=ABS([.I697]-[.H697])/[.H697]" office:value-type="float" office:value="1.04379562043796">
            <text:p>1.04379562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06">
            <text:p>906</text:p>
          </table:table-cell>
          <table:table-cell table:formula="of:=ABS([.I698]-[.H698])/[.H698]" office:value-type="float" office:value="1.11682242990654">
            <text:p>1.11682242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70">
            <text:p>970</text:p>
          </table:table-cell>
          <table:table-cell table:formula="of:=ABS([.I699]-[.H699])/[.H699]" office:value-type="float" office:value="0.321525885558583">
            <text:p>0.32152588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695:.D699]; &quot;T&quot;)" office:value-type="float" office:value="0">
            <text:p>0</text:p>
          </table:table-cell>
          <table:table-cell table:formula="of:=[.E700]/5" office:value-type="float" office:value="0">
            <text:p>0</text:p>
          </table:table-cell>
          <table:table-cell table:number-columns-repeated="3"/>
          <table:table-cell table:style-name="ce1" table:formula="of:=AVERAGE([.J695:.J699])" office:value-type="float" office:value="0.804124074576403">
            <text:p>0.80412407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69">
            <text:p>869</text:p>
          </table:table-cell>
          <table:table-cell table:formula="of:=ABS([.I701]-[.H701])/[.H701]" office:value-type="float" office:value="0.508680555555556">
            <text:p>0.508680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702]-[.H702])/[.H702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71">
            <text:p>871</text:p>
          </table:table-cell>
          <table:table-cell table:formula="of:=ABS([.I703]-[.H703])/[.H703]" office:value-type="float" office:value="0.984054669703872">
            <text:p>0.98405466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41">
            <text:p>841</text:p>
          </table:table-cell>
          <table:table-cell table:formula="of:=ABS([.I704]-[.H704])/[.H704]" office:value-type="float" office:value="0.0645569620253165">
            <text:p>0.0645569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03">
            <text:p>803</text:p>
          </table:table-cell>
          <table:table-cell table:formula="of:=ABS([.I705]-[.H705])/[.H705]" office:value-type="float" office:value="1.05897435897436">
            <text:p>1.05897435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1:.D705]; &quot;T&quot;)" office:value-type="float" office:value="0">
            <text:p>0</text:p>
          </table:table-cell>
          <table:table-cell table:style-name="ce1" table:formula="of:=[.E706]/21" office:value-type="float" office:value="0">
            <text:p>0</text:p>
          </table:table-cell>
          <table:table-cell table:number-columns-repeated="3"/>
          <table:table-cell table:style-name="ce2" table:formula="of:=AVERAGE([.J701:.J705])" office:value-type="float" office:value="0.602987528520924">
            <text:p>0.60298752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694];[.E672];[.E650];[.E628])" office:value-type="float" office:value="43">
            <text:p>43</text:p>
          </table:table-cell>
          <table:table-cell table:style-name="ce1" table:formula="of:=[.E707]/(4*21)" office:value-type="float" office:value="0.511904761904762">
            <text:p>0.5119047619</text:p>
          </table:table-cell>
          <table:table-cell table:number-columns-repeated="3"/>
          <table:table-cell table:style-name="ce3" table:formula="of:=AVERAGE([.J673:.J693];[.J651:.J671];[.J629:.J649];[.J607:.J627])" office:value-type="float" office:value="0.365610060389368">
            <text:p>0.36561006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708]-[.H708])/[.H708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86">
            <text:p>886</text:p>
          </table:table-cell>
          <table:table-cell table:formula="of:=ABS([.I709]-[.H709])/[.H709]" office:value-type="float" office:value="0.0253025302530253">
            <text:p>0.0253025303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83">
            <text:p>883</text:p>
          </table:table-cell>
          <table:table-cell table:formula="of:=ABS([.I710]-[.H710])/[.H710]" office:value-type="float" office:value="0.0123042505592841">
            <text:p>0.01230425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711]-[.H711])/[.H7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712]-[.H712])/[.H7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713]-[.H713])/[.H7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714]-[.H714])/[.H7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0">
            <text:p>1000</text:p>
          </table:table-cell>
          <table:table-cell table:formula="of:=ABS([.I715]-[.H715])/[.H715]" office:value-type="float" office:value="0.0215264187866928">
            <text:p>0.02152641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83">
            <text:p>783</text:p>
          </table:table-cell>
          <table:table-cell table:formula="of:=ABS([.I716]-[.H716])/[.H716]" office:value-type="float" office:value="0.0905923344947735">
            <text:p>0.09059233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717]-[.H717])/[.H7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718]-[.H718])/[.H7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719]-[.H719])/[.H7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22">
            <text:p>922</text:p>
          </table:table-cell>
          <table:table-cell table:formula="of:=ABS([.I720]-[.H720])/[.H720]" office:value-type="float" office:value="0.0284510010537408">
            <text:p>0.02845100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721]-[.H721])/[.H721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722]-[.H722])/[.H722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723]-[.H723])/[.H723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724]-[.H724])/[.H7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37">
            <text:p>1137</text:p>
          </table:table-cell>
          <table:table-cell table:formula="of:=ABS([.I725]-[.H725])/[.H725]" office:value-type="float" office:value="0.0290350128095645">
            <text:p>0.02903501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726]-[.H726])/[.H7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727]-[.H727])/[.H7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125">
            <text:p>1125</text:p>
          </table:table-cell>
          <table:table-cell table:formula="of:=ABS([.I728]-[.H728])/[.H728]" office:value-type="float" office:value="0.00530503978779841">
            <text:p>0.005305039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8:.D728]; &quot;T&quot;)" office:value-type="float" office:value="21">
            <text:p>21</text:p>
          </table:table-cell>
          <table:table-cell table:style-name="ce1" table:formula="of:=[.E729]/21" office:value-type="float" office:value="1">
            <text:p>1</text:p>
          </table:table-cell>
          <table:table-cell table:number-columns-repeated="3"/>
          <table:table-cell table:style-name="ce1" table:formula="of:=AVERAGE([.J708:.J728])" office:value-type="float" office:value="0.0111817408903576">
            <text:p>0.01118174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730]-[.H730])/[.H7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545">
            <text:p>545</text:p>
          </table:table-cell>
          <table:table-cell table:formula="of:=ABS([.I731]-[.H731])/[.H731]" office:value-type="float" office:value="0.380681818181818">
            <text:p>0.38068181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732]-[.H732])/[.H7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57">
            <text:p>757</text:p>
          </table:table-cell>
          <table:table-cell table:formula="of:=ABS([.I733]-[.H733])/[.H733]" office:value-type="float" office:value="0.0465994962216625">
            <text:p>0.04659949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734]-[.H734])/[.H7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22">
            <text:p>822</text:p>
          </table:table-cell>
          <table:table-cell table:formula="of:=ABS([.I735]-[.H735])/[.H735]" office:value-type="float" office:value="0.0648464163822526">
            <text:p>0.06484641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32">
            <text:p>732</text:p>
          </table:table-cell>
          <table:table-cell table:formula="of:=ABS([.I736]-[.H736])/[.H736]" office:value-type="float" office:value="0.0996309963099631">
            <text:p>0.0996309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737]-[.H737])/[.H7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57">
            <text:p>657</text:p>
          </table:table-cell>
          <table:table-cell table:formula="of:=ABS([.I738]-[.H738])/[.H738]" office:value-type="float" office:value="0.136662286465177">
            <text:p>0.1366622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739]-[.H739])/[.H739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78">
            <text:p>778</text:p>
          </table:table-cell>
          <table:table-cell table:formula="of:=ABS([.I740]-[.H740])/[.H740]" office:value-type="float" office:value="0.0189155107187894">
            <text:p>0.01891551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741]-[.H741])/[.H7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30">
            <text:p>930</text:p>
          </table:table-cell>
          <table:table-cell table:formula="of:=ABS([.I742]-[.H742])/[.H742]" office:value-type="float" office:value="0.00214592274678112">
            <text:p>0.00214592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75">
            <text:p>775</text:p>
          </table:table-cell>
          <table:table-cell table:formula="of:=ABS([.I743]-[.H743])/[.H743]" office:value-type="float" office:value="0.136008918617614">
            <text:p>0.13600891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86">
            <text:p>686</text:p>
          </table:table-cell>
          <table:table-cell table:formula="of:=ABS([.I744]-[.H744])/[.H744]" office:value-type="float" office:value="0.0392156862745098">
            <text:p>0.0392156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745]-[.H745])/[.H7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746]-[.H746])/[.H7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747]-[.H747])/[.H7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59">
            <text:p>959</text:p>
          </table:table-cell>
          <table:table-cell table:formula="of:=ABS([.I748]-[.H748])/[.H748]" office:value-type="float" office:value="0.0361809045226131">
            <text:p>0.0361809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749]-[.H749])/[.H749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69">
            <text:p>869</text:p>
          </table:table-cell>
          <table:table-cell table:formula="of:=ABS([.I750]-[.H750])/[.H750]" office:value-type="float" office:value="0.0715811965811966">
            <text:p>0.071581196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30:.D750]; &quot;T&quot;)" office:value-type="float" office:value="21">
            <text:p>21</text:p>
          </table:table-cell>
          <table:table-cell table:style-name="ce1" table:formula="of:=[.E751]/21" office:value-type="float" office:value="1">
            <text:p>1</text:p>
          </table:table-cell>
          <table:table-cell table:number-columns-repeated="3"/>
          <table:table-cell table:style-name="ce1" table:formula="of:=AVERAGE([.J730:.J750])" office:value-type="float" office:value="0.0493356795178593">
            <text:p>0.04933567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752]-[.H752])/[.H752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507">
            <text:p>507</text:p>
          </table:table-cell>
          <table:table-cell table:formula="of:=ABS([.I753]-[.H753])/[.H753]" office:value-type="float" office:value="0.380952380952381">
            <text:p>0.380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42">
            <text:p>742</text:p>
          </table:table-cell>
          <table:table-cell table:formula="of:=ABS([.I754]-[.H754])/[.H754]" office:value-type="float" office:value="0.0701754385964912">
            <text:p>0.0701754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65">
            <text:p>665</text:p>
          </table:table-cell>
          <table:table-cell table:formula="of:=ABS([.I755]-[.H755])/[.H755]" office:value-type="float" office:value="0.0320232896652111">
            <text:p>0.0320232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48">
            <text:p>848</text:p>
          </table:table-cell>
          <table:table-cell table:formula="of:=ABS([.I756]-[.H756])/[.H756]" office:value-type="float" office:value="0.165354330708661">
            <text:p>0.16535433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497">
            <text:p>497</text:p>
          </table:table-cell>
          <table:table-cell table:formula="of:=ABS([.I757]-[.H757])/[.H757]" office:value-type="float" office:value="0.328378378378378">
            <text:p>0.32837837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78">
            <text:p>678</text:p>
          </table:table-cell>
          <table:table-cell table:formula="of:=ABS([.I758]-[.H758])/[.H758]" office:value-type="float" office:value="0.0490883590462833">
            <text:p>0.0490883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95">
            <text:p>795</text:p>
          </table:table-cell>
          <table:table-cell table:formula="of:=ABS([.I759]-[.H759])/[.H759]" office:value-type="float" office:value="0.114699331848552">
            <text:p>0.11469933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60">
            <text:p>460</text:p>
          </table:table-cell>
          <table:table-cell table:formula="of:=ABS([.I760]-[.H760])/[.H760]" office:value-type="float" office:value="0.136960600375235">
            <text:p>0.1369606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3">
            <text:p>683</text:p>
          </table:table-cell>
          <table:table-cell table:formula="of:=ABS([.I761]-[.H761])/[.H761]" office:value-type="float" office:value="0.0579310344827586">
            <text:p>0.05793103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522">
            <text:p>522</text:p>
          </table:table-cell>
          <table:table-cell table:formula="of:=ABS([.I762]-[.H762])/[.H762]" office:value-type="float" office:value="0.293640054127199">
            <text:p>0.29364005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584">
            <text:p>584</text:p>
          </table:table-cell>
          <table:table-cell table:formula="of:=ABS([.I763]-[.H763])/[.H763]" office:value-type="float" office:value="0.30887573964497">
            <text:p>0.30887573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764]-[.H764])/[.H764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1014">
            <text:p>1014</text:p>
          </table:table-cell>
          <table:table-cell table:formula="of:=ABS([.I765]-[.H765])/[.H765]" office:value-type="float" office:value="0.467438494934877">
            <text:p>0.4674384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377">
            <text:p>377</text:p>
          </table:table-cell>
          <table:table-cell table:formula="of:=ABS([.I766]-[.H766])/[.H766]" office:value-type="float" office:value="0.394863563402889">
            <text:p>0.39486356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767]-[.H767])/[.H7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599">
            <text:p>599</text:p>
          </table:table-cell>
          <table:table-cell table:formula="of:=ABS([.I768]-[.H768])/[.H768]" office:value-type="float" office:value="0.344638949671772">
            <text:p>0.34463894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20">
            <text:p>920</text:p>
          </table:table-cell>
          <table:table-cell table:formula="of:=ABS([.I769]-[.H769])/[.H769]" office:value-type="float" office:value="0.0744466800804829">
            <text:p>0.07444668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1114">
            <text:p>1114</text:p>
          </table:table-cell>
          <table:table-cell table:formula="of:=ABS([.I770]-[.H770])/[.H770]" office:value-type="float" office:value="0.173867228661749">
            <text:p>0.17386722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5">
            <text:p>725</text:p>
          </table:table-cell>
          <table:table-cell table:formula="of:=ABS([.I771]-[.H771])/[.H771]" office:value-type="float" office:value="0.0281501340482574">
            <text:p>0.028150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8">
            <text:p>878</text:p>
          </table:table-cell>
          <table:table-cell table:formula="of:=ABS([.I772]-[.H772])/[.H772]" office:value-type="float" office:value="0.0404371584699454">
            <text:p>0.04043715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52:.D772]; &quot;T&quot;)" office:value-type="float" office:value="17">
            <text:p>17</text:p>
          </table:table-cell>
          <table:table-cell table:style-name="ce1" table:formula="of:=[.E773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752:.J772])" office:value-type="float" office:value="0.185161186310594">
            <text:p>0.1851611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774]-[.H774])/[.H774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775]-[.H775])/[.H775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776]-[.H776])/[.H776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77]-[.H777])/[.H777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778]-[.H778])/[.H778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779]-[.H779])/[.H779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80]-[.H780])/[.H780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58">
            <text:p>1158</text:p>
          </table:table-cell>
          <table:table-cell table:formula="of:=ABS([.I781]-[.H781])/[.H781]" office:value-type="float" office:value="0.380214541120381">
            <text:p>0.38021454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82]-[.H782])/[.H782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783]-[.H783])/[.H783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390">
            <text:p>390</text:p>
          </table:table-cell>
          <table:table-cell table:formula="of:=ABS([.I784]-[.H784])/[.H784]" office:value-type="float" office:value="0.313380281690141">
            <text:p>0.31338028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5]-[.H785])/[.H785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86]-[.H786])/[.H786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787]-[.H787])/[.H787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788]-[.H788])/[.H788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789]-[.H789])/[.H789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790]-[.H790])/[.H790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791]-[.H791])/[.H791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27">
            <text:p>927</text:p>
          </table:table-cell>
          <table:table-cell table:formula="of:=ABS([.I792]-[.H792])/[.H792]" office:value-type="float" office:value="1.00215982721382">
            <text:p>1.00215982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793]-[.H793])/[.H793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794]-[.H794])/[.H794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74:.D794]; &quot;T&quot;)" office:value-type="float" office:value="1">
            <text:p>1</text:p>
          </table:table-cell>
          <table:table-cell table:style-name="ce1" table:formula="of:=[.E795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774:.J794])" office:value-type="float" office:value="1.02800540560186">
            <text:p>1.02800540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796]-[.H796])/[.H796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797]-[.H797])/[.H797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798]-[.H798])/[.H798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799]-[.H799])/[.H799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800]-[.H800])/[.H800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796:.D800]; &quot;T&quot;)" office:value-type="float" office:value="0">
            <text:p>0</text:p>
          </table:table-cell>
          <table:table-cell table:formula="of:=[.E801]/5" office:value-type="float" office:value="0">
            <text:p>0</text:p>
          </table:table-cell>
          <table:table-cell table:number-columns-repeated="3"/>
          <table:table-cell table:style-name="ce1" table:formula="of:=AVERAGE([.J796:.J800])" office:value-type="float" office:value="0.916708853507741">
            <text:p>0.9167088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27">
            <text:p>927</text:p>
          </table:table-cell>
          <table:table-cell table:formula="of:=ABS([.I802]-[.H802])/[.H802]" office:value-type="float" office:value="0.609375">
            <text:p>0.6093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803]-[.H803])/[.H803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804]-[.H804])/[.H804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805]-[.H805])/[.H805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34">
            <text:p>834</text:p>
          </table:table-cell>
          <table:table-cell table:formula="of:=ABS([.I806]-[.H806])/[.H806]" office:value-type="float" office:value="1.13846153846154">
            <text:p>1.13846153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02:.D806]; &quot;T&quot;)" office:value-type="float" office:value="0">
            <text:p>0</text:p>
          </table:table-cell>
          <table:table-cell table:style-name="ce1" table:formula="of:=[.E807]/21" office:value-type="float" office:value="0">
            <text:p>0</text:p>
          </table:table-cell>
          <table:table-cell table:number-columns-repeated="3"/>
          <table:table-cell table:style-name="ce2" table:formula="of:=AVERAGE([.J802:.J806])" office:value-type="float" office:value="0.671070795436945">
            <text:p>0.671070795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795];[.E773];[.E751];[.E729])" office:value-type="float" office:value="60">
            <text:p>60</text:p>
          </table:table-cell>
          <table:table-cell table:style-name="ce1" table:formula="of:=[.E808]/(4*21)" office:value-type="float" office:value="0.714285714285714">
            <text:p>0.7142857143</text:p>
          </table:table-cell>
          <table:table-cell table:number-columns-repeated="3"/>
          <table:table-cell table:style-name="ce3" table:formula="of:=AVERAGE([.J774:.J794];[.J752:.J772];[.J730:.J750];[.J708:.J728])" office:value-type="float" office:value="0.318421003080168">
            <text:p>0.3184210031</text:p>
          </table:table-cell>
          <table:table-cell table:number-columns-repeated="15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04716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20:23:07</dc:date>
    <meta:document-statistic meta:table-count="1" meta:cell-count="7928" meta:object-count="0"/>
    <meta:generator>LibreOffice/4.0.3.3$Linux_x86 LibreOffice_project/400m0$Build-3</meta:generator>
  </office:meta>
</office:document-meta>
</file>